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28.7pt"/>
    </style:style>
    <style:style style:name="co4" style:family="table-column">
      <style:table-column-properties fo:break-before="auto" style:column-width="752.9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940.08pt"/>
    </style:style>
    <style:style style:name="co7" style:family="table-column">
      <style:table-column-properties fo:break-before="auto" style:column-width="302.06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258.13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4.00808654]</text:p>
          </table:table-cell>
          <table:table-cell office:value-type="float" office:value="3.79780208212803" calcext:value-type="float">
            <text:p>3.79780208212803</text:p>
          </table:table-cell>
          <table:table-cell office:value-type="string" calcext:value-type="string">
            <text:p>[ 884 <text:s/>875 <text:s text:c="2"/>20 <text:s text:c="3"/>0 <text:s/>744 <text:s/>471 1296 <text:s/>934 <text:s/>794 <text:s text:c="2"/>27]</text:p>
          </table:table-cell>
          <table:table-cell office:value-type="string" calcext:value-type="string">
            <text:p>[0.3683547 <text:s/>0.11859417 0.11353119 0.10739129 0.07844986 0.03792636 0.01630766 0.01417036 0.0133924 <text:s/>0.00079292]</text:p>
          </table:table-cell>
          <table:table-cell office:value-type="float" office:value="0.210284454041555" calcext:value-type="float">
            <text:p>0.210284454041555</text:p>
          </table:table-cell>
          <table:table-cell office:value-type="string" calcext:value-type="string">
            <text:p>[('Comedy', 0.36835470013513816), ('Adventure|Animation|Children|Comedy', 0.1185941660550506), ('Comedy|Drama|Romance|War', 0.11353119424609322), ('Adventure|Animation|Children|Comedy|Fantasy', 0.10739128608340347), ('Adventure|Animation|Children|Comedy|Fantasy|Romance', 0.07844985856432422), ('Adventure|Animation|Children|Drama|Musical|IMAX', 0.037926363638181124), ('Comedy|Crime', 0.016307659808360506), ('Drama', 0.014170363175902674), ('Action|Adventure|Animation|Children|Comedy', 0.01339239946469595), ('Comedy|Drama', 0.0007929239747767536)]</text:p>
          </table:table-cell>
          <table:table-cell office:value-type="string" calcext:value-type="string">
            <text:p>['Comedy|Romance']</text:p>
          </table:table-cell>
          <table:table-cell office:value-type="float" office:value="3.90051020408163" calcext:value-type="float">
            <text:p>3.90051020408163</text:p>
          </table:table-cell>
          <table:table-cell office:value-type="float" office:value="0.743371899191866" calcext:value-type="float">
            <text:p>0.743371899191866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'Drama', 'Crime|Drama', 'Crime|Drama', 'Comedy|Drama|Romance', 'Documentary|Musical', 'Drama', 'Drama', 'Children|Comedy|Drama', 'Drama', 'Comedy|Drama|Romance', 'Comedy', 'Comedy|Drama|Romance', 'Comedy|Fantasy|Romance', 'Comedy', 'Musical|Romance', 'Action|Adventure|Drama|Sci-Fi|Thriller', 'Comedy|Drama|Romance', 'Drama|Romance', 'Drama|Romance', 'Comedy|Romance']</text:p>
          </table:table-cell>
          <table:table-cell office:value-type="float" office:value="10.4588420391083" calcext:value-type="float">
            <text:p>10.45884203910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9858842]</text:p>
          </table:table-cell>
          <table:table-cell office:value-type="float" office:value="3.57554672546107" calcext:value-type="float">
            <text:p>3.57554672546107</text:p>
          </table:table-cell>
          <table:table-cell office:value-type="string" calcext:value-type="string">
            <text:p>[ 457 <text:s/>926 5012 <text:s/>753 <text:s/>774 <text:s/>764 1980 <text:s/>935 1066 1077]</text:p>
          </table:table-cell>
          <table:table-cell office:value-type="string" calcext:value-type="string">
            <text:p>[0.82615383 0.01983126 0.01099202 0.00418871 0.0041621 <text:s/>0.00399484 0.00392064 0.0022283 <text:s/>0.00203125 0.00121151]</text:p>
          </table:table-cell>
          <table:table-cell office:value-type="float" office:value="0.22304169665111" calcext:value-type="float">
            <text:p>0.22304169665111</text:p>
          </table:table-cell>
          <table:table-cell office:value-type="string" calcext:value-type="string">
            <text:p>[('Adventure|Children|Fantasy', 0.8261538278916811), ('Action|Adventure|Sci-Fi|IMAX', 0.019831263018044835), ('Adventure|Animation|Children|Fantasy|IMAX', 0.010992019279315327), ('Adventure|Fantasy', 0.004188707082872048), ('Action|Adventure|Drama|Fantasy', 0.004162102761403344), ('Adventure|Fantasy', 0.003994838205492507), ('Action|Adventure|Animation|Children|Comedy|Fantasy', 0.003920636710048582), ('Animation|Children|Comedy|Fantasy|Musical|Romance|IMAX', 0.0022282973674435844), ('Action|Adventure|Sci-Fi|IMAX', 0.002031248488285413), ('Action|Adventure|Sci-Fi', 0.0012115081569866056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3.5085910652921" calcext:value-type="float">
            <text:p>3.5085910652921</text:p>
          </table:table-cell>
          <table:table-cell office:value-type="float" office:value="1.12336711942538" calcext:value-type="float">
            <text:p>1.1233671194253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['Adventure|Drama|Fantasy|IMAX', 'Adventure|Animation|Children|Romance|Sci-Fi', 'Crime|Drama', 'Drama|Romance', 'Crime|Horror|Thriller', 'Crime|Horror', 'Action|Adventure|Drama|Fantasy', 'Adventure|Fantasy', 'Adventure|Fantasy', 'Comedy|War', 'Drama|Musical|Romance', 'Mystery|Thriller', 'Action|Adventure|Drama', 'Drama|Romance', 'Adventure|Animation|Children|Comedy|Musical', 'Action|Adventure|Sci-Fi|Thriller', 'Action|Crime|Drama|Mystery|Sci-Fi|Thriller|IMAX', 'Action|Drama|War', 'Action|Crime|Drama|IMAX', 'Crime|Drama']</text:p>
          </table:table-cell>
          <table:table-cell office:value-type="float" office:value="10.4828341007233" calcext:value-type="float">
            <text:p>10.48283410072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6923828]</text:p>
          </table:table-cell>
          <table:table-cell office:value-type="float" office:value="3.73783383477324" calcext:value-type="float">
            <text:p>3.73783383477324</text:p>
          </table:table-cell>
          <table:table-cell office:value-type="string" calcext:value-type="string">
            <text:p>[471 <text:s/>26 465 463 472 539 <text:s/>25 638 460 321]</text:p>
          </table:table-cell>
          <table:table-cell office:value-type="string" calcext:value-type="string">
            <text:p>[0.50080119 0.0574595 <text:s/>0.04855411 0.04785219 0.02760206 0.02474126 0.01691575 0.01417083 0.00584488 0.00094781]</text:p>
          </table:table-cell>
          <table:table-cell office:value-type="float" office:value="0.168595557915485" calcext:value-type="float">
            <text:p>0.168595557915485</text:p>
          </table:table-cell>
          <table:table-cell office:value-type="string" calcext:value-type="string">
            <text:p>[('Adventure|Animation|Children|Drama|Musical|IMAX', 0.5008011911285178), ('Action|Adventure|Sci-Fi|Thriller', 0.05745950176729003), ('Drama|Horror', 0.04855410941027722), ('Adventure|Drama|IMAX', 0.04785218641342692), ('Action|Adventure|Comedy|Romance|Thriller', 0.0276020623082351), ('Action|Crime|Thriller', 0.024741258553805736), ('Thriller', 0.01691575226047327), ('Drama|Thriller', 0.014170830460436785), ('Children|Drama', 0.0058448806944783995), ('Comedy|Drama|Romance', 0.0009478116783817714)]</text:p>
          </table:table-cell>
          <table:table-cell office:value-type="string" calcext:value-type="string">
            <text:p>['Adventure|Drama|Western']</text:p>
          </table:table-cell>
          <table:table-cell office:value-type="float" office:value="3.57446808510638" calcext:value-type="float">
            <text:p>3.57446808510638</text:p>
          </table:table-cell>
          <table:table-cell office:value-type="float" office:value="0.961928047272963" calcext:value-type="float">
            <text:p>0.9619280472729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Drama|War', 'Drama|Horror', 'Adventure|Drama|Western', 'Children|Drama', 'Crime|Mystery|Thriller', 'Adventure|Animation|Children|Drama|Musical|IMAX', 'Crime|Drama', 'Action|Adventure|Comedy|Romance|Thriller', 'Action|Crime|Thriller', 'Comedy|Romance', 'Comedy|Drama|Romance', 'Comedy|Romance', 'Crime|Horror|Thriller', 'Comedy|Crime|Drama|Thriller', 'Action|Adventure|Sci-Fi|Thriller', 'Comedy|Crime|Thriller', 'Drama|Thriller', 'Adventure|Drama|IMAX', 'Action|Romance|Thriller', 'Mystery|Thriller']</text:p>
          </table:table-cell>
          <table:table-cell office:value-type="float" office:value="10.45534491539" calcext:value-type="float">
            <text:p>10.4553449153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7962355]</text:p>
          </table:table-cell>
          <table:table-cell office:value-type="float" office:value="4.16746760039549" calcext:value-type="float">
            <text:p>4.16746760039549</text:p>
          </table:table-cell>
          <table:table-cell office:value-type="string" calcext:value-type="string">
            <text:p>[ 68 809 774 232 875 756 <text:s/>15 <text:s/>16 782 <text:s/>34]</text:p>
          </table:table-cell>
          <table:table-cell office:value-type="string" calcext:value-type="string">
            <text:p>[0.46789269 0.05161515 0.04621848 0.03698599 0.03481126 0.02927949 0.02324186 0.01326361 0.01005633 0.00408767]</text:p>
          </table:table-cell>
          <table:table-cell office:value-type="float" office:value="0.787844053062281" calcext:value-type="float">
            <text:p>0.787844053062281</text:p>
          </table:table-cell>
          <table:table-cell office:value-type="string" calcext:value-type="string">
            <text:p>[('Action|Adventure|Sci-Fi', 0.4678926935384647), ('Action|Crime|IMAX', 0.05161514824943141), ('Action|Adventure|Drama|Fantasy', 0.04621848197473324), ('Crime|Drama', 0.03698599495510928), ('Adventure|Animation|Children|Comedy', 0.03481126188662675), ('Action|Adventure|Sci-Fi|Thriller', 0.029279486768987922), ('Action|Adventure|Sci-Fi', 0.023241855058931477), ('Comedy|Crime|Drama|Thriller', 0.013263605017676372), ('Action|Adventure|Sci-Fi|IMAX', 0.01005632548850809), ('Crime|Horror|Thriller', 0.004087669598153584)]</text:p>
          </table:table-cell>
          <table:table-cell office:value-type="string" calcext:value-type="string">
            <text:p>['Comedy|Sci-Fi']</text:p>
          </table:table-cell>
          <table:table-cell office:value-type="float" office:value="3.73666666666667" calcext:value-type="float">
            <text:p>3.73666666666667</text:p>
          </table:table-cell>
          <table:table-cell office:value-type="float" office:value="0.927265993241541" calcext:value-type="float">
            <text:p>0.92726599324154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['Comedy|War', 'Comedy|Drama', 'Drama|Mystery|Thriller', 'Crime|Drama|Thriller', 'Drama|Sci-Fi', 'Comedy|Horror', 'Crime|Drama', 'Comedy|Drama|War', 'Adventure|Animation|Children|Romance|Sci-Fi', 'Comedy|Drama|Romance', 'Action|Sci-Fi|Thriller', 'Animation|Children|Comedy', 'Adventure|Animation|Children|Comedy|Sci-Fi', 'Action|Adventure|Animation|Drama|Fantasy', 'Drama|Mystery|Sci-Fi|Thriller', 'Drama|Sci-Fi|War', 'Adventure|Animation|Fantasy|Romance', 'Action|Adventure|Sci-Fi', 'Action|Adventure|Animation|Sci-Fi', 'Action|Drama|War']</text:p>
          </table:table-cell>
          <table:table-cell office:value-type="float" office:value="10.603613615036" calcext:value-type="float">
            <text:p>10.6036136150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1714896]</text:p>
          </table:table-cell>
          <table:table-cell office:value-type="float" office:value="3.96995664084671" calcext:value-type="float">
            <text:p>3.96995664084671</text:p>
          </table:table-cell>
          <table:table-cell office:value-type="string" calcext:value-type="string">
            <text:p>[232 192 237 244 <text:s text:c="2"/>4 166 <text:s/>73 774 <text:s/>20 809]</text:p>
          </table:table-cell>
          <table:table-cell office:value-type="string" calcext:value-type="string">
            <text:p>[0.43382567 0.05608539 0.02494952 0.02201316 0.02019739 0.01755373 0.00911874 0.00899082 0.00390915 0.00116474]</text:p>
          </table:table-cell>
          <table:table-cell office:value-type="float" office:value="1.05280767939809" calcext:value-type="float">
            <text:p>1.05280767939809</text:p>
          </table:table-cell>
          <table:table-cell office:value-type="string" calcext:value-type="string">
            <text:p>[('Crime|Drama', 0.4338256731793719), ('Action|Crime|Drama|Thriller', 0.05608538609464422), ('Crime|Drama|Thriller', 0.024949523363293247), ('Action|Crime|Drama|Mystery|Sci-Fi|Thriller|IMAX', 0.022013163726489014), ('Crime|Mystery|Thriller', 0.020197394682985835), ('Action|Sci-Fi|Thriller', 0.017553726800052773), ('Action|Adventure|Sci-Fi', 0.009118739324730167), ('Action|Adventure|Drama|Fantasy', 0.008990822577566605), ('Comedy|Drama|Romance|War', 0.0039091506859923), ('Action|Crime|IMAX', 0.0011647367909720131)]</text:p>
          </table:table-cell>
          <table:table-cell office:value-type="string" calcext:value-type="string">
            <text:p>['Action|Adventure|Drama']</text:p>
          </table:table-cell>
          <table:table-cell office:value-type="float" office:value="3.73207171314741" calcext:value-type="float">
            <text:p>3.73207171314741</text:p>
          </table:table-cell>
          <table:table-cell office:value-type="float" office:value="0.631531442593886" calcext:value-type="float">
            <text:p>0.63153144259388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['Crime|Drama', 'Drama', 'Drama|Mystery', 'Action|Adventure|Western', 'Crime|Drama', 'Action|Drama|Western', 'Crime|Mystery|Thriller', 'Crime|Drama|Thriller', 'Drama|War', 'Crime|Horror', 'Drama|Mystery|Thriller', 'Crime|Drama', 'Action|Adventure|Sci-Fi', 'Action|Comedy|Crime', 'Drama|Mystery|Thriller', 'Crime|Drama|Sci-Fi|Thriller', 'Action|Crime|Drama|Mystery|Sci-Fi|Thriller|IMAX', 'Action|Crime|Drama|Thriller', 'Adventure|Comedy|Fantasy', 'Comedy|Crime|Drama']</text:p>
          </table:table-cell>
          <table:table-cell office:value-type="float" office:value="10.5073895454407" calcext:value-type="float">
            <text:p>10.50738954544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29629599]</text:p>
          </table:table-cell>
          <table:table-cell office:value-type="float" office:value="4.21956128876916" calcext:value-type="float">
            <text:p>4.21956128876916</text:p>
          </table:table-cell>
          <table:table-cell office:value-type="string" calcext:value-type="string">
            <text:p>[ <text:s/>16 <text:s text:c="2"/>28 <text:s/>232 <text:s/>794 <text:s/>782 <text:s text:c="2"/>68 <text:s/>332 1608 <text:s/>753 <text:s/>444]</text:p>
          </table:table-cell>
          <table:table-cell office:value-type="string" calcext:value-type="string">
            <text:p>[0.59837259 0.01305618 0.01085019 0.00921933 0.00885629 0.00653861 0.00639101 0.00458097 0.00457159 0.00266686]</text:p>
          </table:table-cell>
          <table:table-cell office:value-type="float" office:value="0.923265297757486" calcext:value-type="float">
            <text:p>0.923265297757486</text:p>
          </table:table-cell>
          <table:table-cell office:value-type="string" calcext:value-type="string">
            <text:p>[('Comedy|Crime|Drama|Thriller', 0.5983725915547179), ('Drama|War', 0.013056182594101202), ('Crime|Drama', 0.010850193799643085), ('Action|Adventure|Animation|Children|Comedy', 0.009219333590387773), ('Action|Adventure|Sci-Fi|IMAX', 0.008856288187240968), ('Action|Adventure|Sci-Fi', 0.00653860774194759), ('Mystery|Thriller', 0.006391009449835268), ('Comedy|Drama|Romance', 0.004580974436789717), ('Adventure|Fantasy', 0.004571592142715399), ('Mystery|Thriller', 0.0026668642147523527)]</text:p>
          </table:table-cell>
          <table:table-cell office:value-type="string" calcext:value-type="string">
            <text:p>['Children|Drama']</text:p>
          </table:table-cell>
          <table:table-cell office:value-type="float" office:value="3.14597156398104" calcext:value-type="float">
            <text:p>3.14597156398104</text:p>
          </table:table-cell>
          <table:table-cell office:value-type="float" office:value="0.866173356523729" calcext:value-type="float">
            <text:p>0.8661733565237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['Adventure|Comedy|Fantasy', 'Comedy|Drama|Romance|War', 'Western', 'Adventure|Comedy|Sci-Fi', 'Action|Horror', 'Drama|War', 'Children|Comedy', 'Action|Adventure', 'Adventure|Drama|War', 'Adventure|Drama|Western', 'Crime|Horror|Thriller', 'Comedy|Drama', 'Comedy|Crime|Drama|Thriller', 'Adventure|Fantasy', 'Mystery|Sci-Fi|Thriller', 'Animation|Children|Musical', 'Drama', 'Comedy|Crime', 'Comedy', 'Adventure|Drama|Sci-Fi']</text:p>
          </table:table-cell>
          <table:table-cell office:value-type="float" office:value="10.3635451793671" calcext:value-type="float">
            <text:p>10.36354517936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48666175]</text:p>
          </table:table-cell>
          <table:table-cell office:value-type="float" office:value="3.79848716720359" calcext:value-type="float">
            <text:p>3.79848716720359</text:p>
          </table:table-cell>
          <table:table-cell office:value-type="string" calcext:value-type="string">
            <text:p>[487 <text:s/>28 <text:s/>32 636 504 <text:s/>16 <text:s/>25 <text:s text:c="2"/>7 <text:s/>20 549]</text:p>
          </table:table-cell>
          <table:table-cell office:value-type="string" calcext:value-type="string">
            <text:p>[0.56011546 0.033575 <text:s text:c="2"/>0.03030277 0.02797919 0.01235017 0.01005683 0.00908163 0.00749172 0.0040871 <text:s/>0.00286562]</text:p>
          </table:table-cell>
          <table:table-cell office:value-type="float" office:value="0.311825416077912" calcext:value-type="float">
            <text:p>0.311825416077912</text:p>
          </table:table-cell>
          <table:table-cell office:value-type="string" calcext:value-type="string">
            <text:p>[('Comedy|Drama|Romance', 0.5601154550638062), ('Drama|War', 0.033574998262700356), ('Adventure|Drama|Western', 0.030302765969723054), ('Comedy|Romance', 0.027979186675756496), ('Drama', 0.012350166919669047), ('Comedy|Crime|Drama|Thriller', 0.010056833534554822), ('Thriller', 0.009081633275975345), ('Action|Drama|War', 0.0074917165484206395), ('Comedy|Drama|Romance|War', 0.004087098454995692), ('Action|Adventure|Sci-Fi', 0.002865619399416181)]</text:p>
          </table:table-cell>
          <table:table-cell office:value-type="string" calcext:value-type="string">
            <text:p>['Animation|Children|Fantasy|Musical']</text:p>
          </table:table-cell>
          <table:table-cell office:value-type="float" office:value="3.87037037037037" calcext:value-type="float">
            <text:p>3.87037037037037</text:p>
          </table:table-cell>
          <table:table-cell office:value-type="float" office:value="0.963141009181174" calcext:value-type="float">
            <text:p>0.9631410091811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['Adventure|Animation|Children|Comedy|Fantasy', 'Action|Adventure|Sci-Fi|Thriller', 'Drama|War', 'Adventure|Comedy|Sci-Fi', 'Action|Mystery|Sci-Fi', 'Action|Adventure|Sci-Fi', 'Comedy|Romance', 'Drama', 'Drama|Romance', 'Action|Drama|War', 'Action|Comedy|Sci-Fi', 'Drama', 'Action|Adventure', 'Adventure|Comedy|Sci-Fi', 'Comedy|Fantasy|Romance', 'Action|Sci-Fi|Thriller', 'Action|Adventure|Sci-Fi', 'Action|Adventure', 'Action|Adventure|Comedy|Fantasy|Romance', 'Action|Adventure|Sci-Fi']</text:p>
          </table:table-cell>
          <table:table-cell office:value-type="float" office:value="10.5054111480713" calcext:value-type="float">
            <text:p>10.50541114807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9447332]</text:p>
          </table:table-cell>
          <table:table-cell office:value-type="float" office:value="3.98720620945871" calcext:value-type="float">
            <text:p>3.98720620945871</text:p>
          </table:table-cell>
          <table:table-cell office:value-type="string" calcext:value-type="string">
            <text:p>[ 184 <text:s text:c="2"/>68 1027 <text:s/>121 <text:s/>147 <text:s/>764 <text:s/>166 <text:s/>233 <text:s text:c="2"/>67 <text:s text:c="2"/>20]</text:p>
          </table:table-cell>
          <table:table-cell office:value-type="string" calcext:value-type="string">
            <text:p>[0.56485709 0.00770689 0.00645283 0.00446896 0.00383765 0.00366816 0.00289387 0.00239354 0.00190743 0.00070825]</text:p>
          </table:table-cell>
          <table:table-cell office:value-type="float" office:value="0.992732885697204" calcext:value-type="float">
            <text:p>0.992732885697204</text:p>
          </table:table-cell>
          <table:table-cell office:value-type="string" calcext:value-type="string">
            <text:p>[('Drama|Romance', 0.5648570930274293), ('Action|Adventure|Sci-Fi', 0.00770688962001552), ('Crime|Drama', 0.0064528270119091225), ('Action|Drama|War', 0.004468964852096992), ('Crime|Drama', 0.0038376485725495494), ('Adventure|Fantasy', 0.0036681592733460787), ('Action|Sci-Fi|Thriller', 0.00289386874773122), ('Drama|Romance', 0.00239354068715866), ('Adventure|Comedy|Fantasy', 0.0019074267244399417), ('Comedy|Drama|Romance|War', 0.0007082462356250576)]</text:p>
          </table:table-cell>
          <table:table-cell office:value-type="string" calcext:value-type="string">
            <text:p>['Adventure|Drama|Thriller|IMAX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10.4140086174011" calcext:value-type="float">
            <text:p>10.41400861740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0447832]</text:p>
          </table:table-cell>
          <table:table-cell office:value-type="float" office:value="3.44267406795488" calcext:value-type="float">
            <text:p>3.44267406795488</text:p>
          </table:table-cell>
          <table:table-cell office:value-type="string" calcext:value-type="string">
            <text:p>[ 192 1159 <text:s/>401 <text:s/>744 <text:s text:c="3"/>0 <text:s text:c="2"/>28 <text:s/>121 1124 <text:s text:c="2"/>20 <text:s/>203]</text:p>
          </table:table-cell>
          <table:table-cell office:value-type="string" calcext:value-type="string">
            <text:p>[7.18901954e-01 1.01735886e-02 7.73223883e-03 7.26997257e-03 5.50677434e-03 3.84522668e-03 3.44917824e-03 2.40425517e-03 7.38940939e-04 3.92485160e-04]</text:p>
          </table:table-cell>
          <table:table-cell office:value-type="float" office:value="0.397890866819278" calcext:value-type="float">
            <text:p>0.397890866819278</text:p>
          </table:table-cell>
          <table:table-cell office:value-type="string" calcext:value-type="string">
            <text:p>[('Action|Crime|Drama|Thriller', 0.7189019544857005), ('Comedy|Crime|Drama', 0.010173588647996555), ('Drama|Horror|Mystery', 0.007732238825872734), ('Adventure|Animation|Children|Comedy|Fantasy|Romance', 0.007269972566098434), ('Adventure|Animation|Children|Comedy|Fantasy', 0.005506774339309066), ('Drama|War', 0.0038452266766702487), ('Action|Drama|War', 0.0034491782401747904), ('Drama|Mystery|Sci-Fi|Thriller', 0.0024042551718434406), ('Comedy|Drama|Romance|War', 0.0007389409389886519), ('Crime|Drama', 0.000392485160182829)]</text:p>
          </table:table-cell>
          <table:table-cell office:value-type="string" calcext:value-type="string">
            <text:p>['Crime|Horror|Mystery|Thriller']</text:p>
          </table:table-cell>
          <table:table-cell office:value-type="float" office:value="3.41623036649215" calcext:value-type="float">
            <text:p>3.41623036649215</text:p>
          </table:table-cell>
          <table:table-cell office:value-type="float" office:value="0.659841666966637" calcext:value-type="float">
            <text:p>0.65984166696663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['Drama|Mystery|Sci-Fi|Thriller', 'Action|Crime|Mystery|Sci-Fi|Thriller', 'Drama|Sci-Fi', 'Children|Drama|Sci-Fi', 'Drama|War', 'Comedy|Drama|Romance', 'Action|Sci-Fi|Thriller', 'Drama', 'Action|Adventure|Sci-Fi|Thriller', 'Drama|Sci-Fi|Thriller', 'Drama|Romance|Sci-Fi', 'Action|Adventure|Drama', 'Action|Adventure|Sci-Fi|Thriller', 'Comedy|Crime|Drama', 'Action|Adventure|Drama|Sci-Fi|Thriller', 'Action|Adventure|Sci-Fi', 'Crime|Drama', 'Action|Sci-Fi', 'Comedy|Romance', 'Drama|Mystery|Thriller']</text:p>
          </table:table-cell>
          <table:table-cell office:value-type="float" office:value="10.3434820175171" calcext:value-type="float">
            <text:p>10.34348201751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82762697]</text:p>
          </table:table-cell>
          <table:table-cell office:value-type="float" office:value="2.00558960726587" calcext:value-type="float">
            <text:p>2.00558960726587</text:p>
          </table:table-cell>
          <table:table-cell office:value-type="string" calcext:value-type="string">
            <text:p>[ <text:s/>73 2265 1133 <text:s text:c="2"/>68 <text:s/>875 <text:s text:c="3"/>0 <text:s text:c="2"/>15 <text:s/>166 <text:s/>770 <text:s/>794]</text:p>
          </table:table-cell>
          <table:table-cell office:value-type="string" calcext:value-type="string">
            <text:p>[0.49845575 0.02915326 0.02374218 0.00485311 0.0040501 <text:s/>0.00403391 0.00384871 0.00361682 0.00310639 0.00090318]</text:p>
          </table:table-cell>
          <table:table-cell office:value-type="float" office:value="0.822037367474229" calcext:value-type="float">
            <text:p>0.822037367474229</text:p>
          </table:table-cell>
          <table:table-cell office:value-type="string" calcext:value-type="string">
            <text:p>[('Action|Adventure|Sci-Fi', 0.4984557481633491), ('Comedy|Horror', 0.029153261899803135), ('Adventure|Animation|Children|Comedy|Fantasy|IMAX', 0.02374217956697374), ('Action|Adventure|Sci-Fi', 0.00485310546237108), ('Adventure|Animation|Children|Comedy', 0.004050097915498224), ('Adventure|Animation|Children|Comedy|Fantasy', 0.004033907969129561), ('Action|Adventure|Sci-Fi', 0.0038487094217543156), ('Action|Sci-Fi|Thriller', 0.0036168221776927403), ('Action|Adventure|Comedy|Fantasy', 0.003106391174490875), ('Action|Adventure|Animation|Children|Comedy', 0.0009031817894784241)]</text:p>
          </table:table-cell>
          <table:table-cell office:value-type="string" calcext:value-type="string">
            <text:p>['Crime|Drama|Mystery|Thriller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  <table:table-cell office:value-type="float" office:value="10.2976968288422" calcext:value-type="float">
            <text:p>10.29769682884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61132586]</text:p>
          </table:table-cell>
          <table:table-cell office:value-type="float" office:value="2.94887263335092" calcext:value-type="float">
            <text:p>2.94887263335092</text:p>
          </table:table-cell>
          <table:table-cell office:value-type="string" calcext:value-type="string">
            <text:p>[ 15 <text:s/>16 <text:s/>42 <text:s/>26 <text:s/>28 <text:s/>70 875 744 214 764]</text:p>
          </table:table-cell>
          <table:table-cell office:value-type="string" calcext:value-type="string">
            <text:p>[0.35193814 0.17291388 0.14461879 0.09614522 0.07433159 0.03999491 0.03662507 0.03337728 0.01961879 0.00861574]</text:p>
          </table:table-cell>
          <table:table-cell office:value-type="float" office:value="0.337546777420413" calcext:value-type="float">
            <text:p>0.337546777420413</text:p>
          </table:table-cell>
          <table:table-cell office:value-type="string" calcext:value-type="string">
            <text:p>[('Action|Adventure|Sci-Fi', 0.3519381351828625), ('Comedy|Crime|Drama|Thriller', 0.17291388243319675), ('Action|Adventure|Sci-Fi|Thriller', 0.14461879053851465), ('Action|Adventure|Sci-Fi|Thriller', 0.09614522352824051), ('Drama|War', 0.07433159140417056), ('Action|Adventure', 0.03999491257085176), ('Adventure|Animation|Children|Comedy', 0.03662506705224785), ('Adventure|Animation|Children|Comedy|Fantasy|Romance', 0.03337727554849208), ('Comedy|Drama|War', 0.01961878711116636), ('Adventure|Fantasy', 0.008615743589058778)]</text:p>
          </table:table-cell>
          <table:table-cell office:value-type="string" calcext:value-type="string">
            <text:p>['Action|Comedy|Romance']</text:p>
          </table:table-cell>
          <table:table-cell office:value-type="float" office:value="2.61098398169336" calcext:value-type="float">
            <text:p>2.61098398169336</text:p>
          </table:table-cell>
          <table:table-cell office:value-type="float" office:value="1.17552001919699" calcext:value-type="float">
            <text:p>1.175520019196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'Comedy|Drama|Romance|War', 'Comedy', 'Adventure|Comedy|Sci-Fi', 'Comedy', 'Comedy', 'Adventure|Comedy|Fantasy', 'Comedy|Drama|Fantasy|Romance', 'Comedy', 'Adventure|Comedy|Drama', 'Comedy', 'Action|Adventure|Sci-Fi', 'Comedy|Fantasy|Horror', 'Comedy|Drama|Romance', 'Comedy', 'Crime|Drama', 'Action|Adventure|Fantasy', 'Comedy|Musical', 'Comedy', 'Adventure|Drama|War', 'Comedy|Romance']</text:p>
          </table:table-cell>
          <table:table-cell office:value-type="float" office:value="10.6952474117279" calcext:value-type="float">
            <text:p>10.69524741172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8650996]</text:p>
          </table:table-cell>
          <table:table-cell office:value-type="float" office:value="3.78466713488008" calcext:value-type="float">
            <text:p>3.78466713488008</text:p>
          </table:table-cell>
          <table:table-cell office:value-type="string" calcext:value-type="string">
            <text:p>[ <text:s/>4 461 504 <text:s/>41 <text:s/>20 <text:s/>28 <text:s/>33 464 <text:s/>32 <text:s/>37]</text:p>
          </table:table-cell>
          <table:table-cell office:value-type="string" calcext:value-type="string">
            <text:p>[6.02260104e-01 9.78134593e-02 9.65109695e-02 5.43042200e-02 4.43502006e-02 1.15099119e-02 6.00236169e-03 4.46367920e-03 2.29932026e-03 1.98057024e-04]</text:p>
          </table:table-cell>
          <table:table-cell office:value-type="float" office:value="0.198157176937984" calcext:value-type="float">
            <text:p>0.198157176937984</text:p>
          </table:table-cell>
          <table:table-cell office:value-type="string" calcext:value-type="string">
            <text:p>[('Crime|Mystery|Thriller', 0.6022601035229055), ('Crime|Drama', 0.09781345927769533), ('Drama', 0.09651096954932332), ('Action|Adventure|Romance|Thriller', 0.05430422004427402), ('Comedy|Drama|Romance|War', 0.04435020061315393), ('Drama|War', 0.011509911872779199), ('Action|Crime|Thriller', 0.006002361690912817), ('Action|Adventure|Comedy|Crime', 0.004463679203978935), ('Adventure|Drama|Western', 0.002299320263877125), ('Action|Adventure|Mystery|Thriller', 0.0001980570236294363)]</text:p>
          </table:table-cell>
          <table:table-cell office:value-type="string" calcext:value-type="string">
            <text:p>['Drama|Romance']</text:p>
          </table:table-cell>
          <table:table-cell office:value-type="float" office:value="3.80327868852459" calcext:value-type="float">
            <text:p>3.80327868852459</text:p>
          </table:table-cell>
          <table:table-cell office:value-type="float" office:value="0.98878418688526" calcext:value-type="float">
            <text:p>0.988784186885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'Drama', 'Comedy', 'Drama', 'Crime|Drama', 'Drama', 'Comedy|Drama', 'Drama', 'Drama|War', 'Drama|War', 'Action|Crime|Drama|War', 'Adventure|Drama|Western', 'Adventure|Drama|War', 'Crime|Drama', 'Comedy|Crime|Drama|Thriller', 'Drama', 'Crime|Drama', 'Action|Adventure|Romance|Thriller', 'Comedy|Romance', 'Drama|War', 'Documentary']</text:p>
          </table:table-cell>
          <table:table-cell office:value-type="float" office:value="10.5356414318085" calcext:value-type="float">
            <text:p>10.53564143180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17134902]</text:p>
          </table:table-cell>
          <table:table-cell office:value-type="float" office:value="2.4837128704832" calcext:value-type="float">
            <text:p>2.4837128704832</text:p>
          </table:table-cell>
          <table:table-cell office:value-type="string" calcext:value-type="string">
            <text:p>[1052 <text:s/>744 <text:s text:c="2"/>20 <text:s/>877 1296 <text:s text:c="3"/>0 1255 <text:s/>884 1178 <text:s/>875]</text:p>
          </table:table-cell>
          <table:table-cell office:value-type="string" calcext:value-type="string">
            <text:p>[0.42359784 0.17852818 0.08509834 0.0556994 <text:s/>0.02798625 0.01936662 0.01563737 0.0116499 <text:s/>0.00813807 0.00451398]</text:p>
          </table:table-cell>
          <table:table-cell office:value-type="float" office:value="0.687636150739589" calcext:value-type="float">
            <text:p>0.687636150739589</text:p>
          </table:table-cell>
          <table:table-cell office:value-type="string" calcext:value-type="string">
            <text:p>[('Animation|Children|Drama', 0.4235978404890572), ('Adventure|Animation|Children|Comedy|Fantasy|Romance', 0.178528175670404), ('Comedy|Drama|Romance|War', 0.08509833508500267), ('Comedy|Drama|Romance', 0.05569939796428314), ('Comedy|Crime', 0.027986252321978575), ('Adventure|Animation|Children|Comedy|Fantasy', 0.019366618994275067), ('Adventure|Comedy|Drama', 0.015637370162322032), ('Comedy', 0.011649899793735041), ('Comedy|Romance', 0.008138065276356306), ('Adventure|Animation|Children|Comedy', 0.004513976278992071)]</text:p>
          </table:table-cell>
          <table:table-cell office:value-type="string" calcext:value-type="string">
            <text:p>['Comedy|Crime|Mystery|Romance|Thriller']</text:p>
          </table:table-cell>
          <table:table-cell office:value-type="float" office:value="3.47297297297297" calcext:value-type="float">
            <text:p>3.47297297297297</text:p>
          </table:table-cell>
          <table:table-cell office:value-type="float" office:value="1.19168744251985" calcext:value-type="float">
            <text:p>1.1916874425198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['Action|Adventure|Animation|Children|Comedy|Western', 'Animation|Children|Comedy|IMAX', 'Animation|Children|Drama', 'Comedy|Documentary', 'Comedy', 'Comedy|Fantasy|Romance', 'Animation|Comedy|Sci-Fi', 'Comedy|Horror', 'Comedy|Fantasy|Romance', 'Comedy|Horror|Mystery', 'Comedy|Crime', 'Comedy|Drama|Romance', 'Comedy|Crime|Fantasy', 'Children|Comedy|Drama', 'Adventure|Animation|Children|Comedy|Fantasy', 'Comedy|Horror', 'Comedy', 'Animation|Children|Comedy', 'Animation|Comedy|Drama', 'Comedy|Drama']</text:p>
          </table:table-cell>
          <table:table-cell office:value-type="float" office:value="10.4376142024994" calcext:value-type="float">
            <text:p>10.437614202499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52367634]</text:p>
          </table:table-cell>
          <table:table-cell office:value-type="float" office:value="4.36469597741663" calcext:value-type="float">
            <text:p>4.36469597741663</text:p>
          </table:table-cell>
          <table:table-cell office:value-type="string" calcext:value-type="string">
            <text:p>[ 753 <text:s/>232 <text:s/>754 <text:s/>192 <text:s/>244 <text:s/>166 <text:s text:c="2"/>20 <text:s/>875 2127 <text:s/>774]</text:p>
          </table:table-cell>
          <table:table-cell office:value-type="string" calcext:value-type="string">
            <text:p>[6.28614887e-01 7.80173807e-02 5.22187888e-02 5.14508895e-02 4.28644112e-02 2.60344440e-02 1.77061187e-02 1.21875126e-02 9.21092039e-03 2.35502263e-04]</text:p>
          </table:table-cell>
          <table:table-cell office:value-type="float" office:value="0.158980366241833" calcext:value-type="float">
            <text:p>0.158980366241833</text:p>
          </table:table-cell>
          <table:table-cell office:value-type="string" calcext:value-type="string">
            <text:p>[('Adventure|Fantasy', 0.6286148870106959), ('Crime|Drama', 0.07801738066002183), ('Drama|Romance', 0.05221878881220627), ('Action|Crime|Drama|Thriller', 0.05145088946314941), ('Action|Crime|Drama|Mystery|Sci-Fi|Thriller|IMAX', 0.04286441115558728), ('Action|Sci-Fi|Thriller', 0.026034443974734773), ('Comedy|Drama|Romance|War', 0.01770611872893794), ('Adventure|Animation|Children|Comedy', 0.012187512605559253), ('Drama|Fantasy|Mystery|Romance', 0.009210920390117344), ('Action|Adventure|Drama|Fantasy', 0.00023550226292439461)]</text:p>
          </table:table-cell>
          <table:table-cell office:value-type="string" calcext:value-type="string">
            <text:p>['Action|Adventure|Drama']</text:p>
          </table:table-cell>
          <table:table-cell office:value-type="float" office:value="4.20121951219512" calcext:value-type="float">
            <text:p>4.20121951219512</text:p>
          </table:table-cell>
          <table:table-cell office:value-type="float" office:value="0.647978828026421" calcext:value-type="float">
            <text:p>0.6479788280264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'Action|Drama', 'Action|Adventure|Drama|War', 'Action|Mystery|Thriller', 'Adventure|Animation|Children|Romance|Sci-Fi', 'Action|Adventure|Drama', 'Action|Adventure|Drama|Fantasy', 'Action|Adventure|Drama|Sci-Fi|Thriller', 'Action|Horror|Sci-Fi', 'Crime|Drama', 'Action|Adventure|Sci-Fi', 'Adventure|Animation|Children|Comedy', 'Adventure|Fantasy', 'Drama|Romance', 'Adventure|Fantasy', 'Drama|Fantasy|Mystery|Romance', 'Drama|Sci-Fi', 'Action|Comedy|Crime|Mystery', 'Action|Sci-Fi|Thriller', 'Drama', 'Adventure|Animation|Children|Fantasy|IMAX']</text:p>
          </table:table-cell>
          <table:table-cell office:value-type="float" office:value="10.2697825431824" calcext:value-type="float">
            <text:p>10.26978254318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8159315]</text:p>
          </table:table-cell>
          <table:table-cell office:value-type="float" office:value="2.5859659736666" calcext:value-type="float">
            <text:p>2.5859659736666</text:p>
          </table:table-cell>
          <table:table-cell office:value-type="string" calcext:value-type="string">
            <text:p>[ 744 1027 <text:s text:c="2"/>69 1159 <text:s/>192 <text:s/>751 <text:s/>401 <text:s text:c="2"/>68 <text:s/>735 <text:s text:c="2"/>34]</text:p>
          </table:table-cell>
          <table:table-cell office:value-type="string" calcext:value-type="string">
            <text:p>[6.97210994e-01 2.58620375e-02 1.68077855e-02 1.06969991e-02 7.92806688e-03 3.19365582e-03 3.03690576e-03 1.65299619e-03 1.12768256e-03 2.64812879e-04]</text:p>
          </table:table-cell>
          <table:table-cell office:value-type="float" office:value="1.22996552485789" calcext:value-type="float">
            <text:p>1.22996552485789</text:p>
          </table:table-cell>
          <table:table-cell office:value-type="string" calcext:value-type="string">
            <text:p>[('Adventure|Animation|Children|Comedy|Fantasy|Romance', 0.6972109937847044), ('Crime|Drama', 0.025862037453871462), ('Action|Adventure|Comedy|Fantasy|Romance', 0.016807785519503533), ('Comedy|Crime|Drama', 0.01069699908311621), ('Action|Crime|Drama|Thriller', 0.007928066878316611), ('Adventure|Animation|Children|Comedy|Fantasy', 0.003193655824918016), ('Drama|Horror|Mystery', 0.003036905764210609), ('Action|Adventure|Sci-Fi', 0.0016529961948273373), ('Adventure|Animation|Children|Comedy|Fantasy', 0.0011276825646402257), ('Crime|Horror|Thriller', 0.0002648128794237474)]</text:p>
          </table:table-cell>
          <table:table-cell office:value-type="string" calcext:value-type="string">
            <text:p>['Action|Comedy|Crime|Thriller']</text:p>
          </table:table-cell>
          <table:table-cell office:value-type="float" office:value="3.39565217391304" calcext:value-type="float">
            <text:p>3.39565217391304</text:p>
          </table:table-cell>
          <table:table-cell office:value-type="float" office:value="0.970646696513101" calcext:value-type="float">
            <text:p>0.97064669651310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['Action|Sci-Fi|Thriller', 'Action|Sci-Fi|Thriller', 'Action|Adventure|Sci-Fi|Thriller', 'Crime|Drama|Sci-Fi|Thriller', 'Action|Adventure', 'Action|Adventure|Comedy|Fantasy|Romance', 'Adventure|Comedy|Fantasy', 'Action|Adventure|Animation|Sci-Fi', 'Action|Drama|Horror|Thriller', 'Action|Crime|Thriller', 'Drama|Sci-Fi|Thriller', 'Adventure|Animation|Children|Drama|Sci-Fi', 'Action|Adventure|Horror|Sci-Fi', 'Crime|Drama', 'Adventure|Animation|Children|Comedy|Fantasy|Romance', 'Action|Fantasy|Horror|Sci-Fi|Thriller', 'Action|Adventure|Comedy|Fantasy|Horror', 'Horror|Sci-Fi', 'Crime|Horror', 'Action|Comedy|Musical']</text:p>
          </table:table-cell>
          <table:table-cell office:value-type="float" office:value="10.5744457244873" calcext:value-type="float">
            <text:p>10.574445724487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88266016]</text:p>
          </table:table-cell>
          <table:table-cell office:value-type="float" office:value="3.88162902347844" calcext:value-type="float">
            <text:p>3.88162902347844</text:p>
          </table:table-cell>
          <table:table-cell office:value-type="string" calcext:value-type="string">
            <text:p>[ 68 <text:s/>16 192 147 <text:s/>78 <text:s/>71 <text:s/>20 <text:s/>67 292 166]</text:p>
          </table:table-cell>
          <table:table-cell office:value-type="string" calcext:value-type="string">
            <text:p>[0.50562514 0.01452758 0.01317325 0.01226275 0.00784331 0.00770875 0.00554735 0.00466259 0.00420276 0.00097855]</text:p>
          </table:table-cell>
          <table:table-cell office:value-type="float" office:value="0.998968863410551" calcext:value-type="float">
            <text:p>0.998968863410551</text:p>
          </table:table-cell>
          <table:table-cell office:value-type="string" calcext:value-type="string">
            <text:p>[('Action|Adventure|Sci-Fi', 0.5056251386043448), ('Comedy|Crime|Drama|Thriller', 0.01452758282042644), ('Action|Crime|Drama|Thriller', 0.01317325419159022), ('Crime|Drama', 0.012262752463297447), ('Drama|War', 0.00784331248351822), ('Crime|Drama|Sci-Fi|Thriller', 0.007708748709256513), ('Comedy|Drama|Romance|War', 0.005547349910731703), ('Adventure|Comedy|Fantasy', 0.004662586855858685), ('Mystery|Sci-Fi|Thriller', 0.004202756511996846), ('Action|Sci-Fi|Thriller', 0.0009785494625578844)]</text:p>
          </table:table-cell>
          <table:table-cell office:value-type="string" calcext:value-type="string">
            <text:p>['Action|Mystery|Sci-Fi|Thriller']</text:p>
          </table:table-cell>
          <table:table-cell office:value-type="float" office:value="4.02688172043011" calcext:value-type="float">
            <text:p>4.02688172043011</text:p>
          </table:table-cell>
          <table:table-cell office:value-type="float" office:value="0.750264916407069" calcext:value-type="float">
            <text:p>0.75026491640706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'Action|Crime|Thriller', 'Comedy|Drama|Romance', 'Action|Sci-Fi|Thriller', 'Comedy|Crime|Thriller', 'Drama|War', 'Action|Adventure|Sci-Fi', 'Comedy|Crime', 'Action|Mystery|Thriller', 'Action|Horror|Sci-Fi', 'Crime|Drama', 'Drama|Sci-Fi|Thriller', 'Drama|Romance', 'Action|Sci-Fi|Thriller', 'Crime|Drama', 'Comedy|Crime|Thriller', 'Mystery|Sci-Fi|Thriller', 'Drama|Fantasy|Mystery|Romance', 'Crime|Drama', 'Comedy|Romance', 'Action|Crime|Thriller']</text:p>
          </table:table-cell>
          <table:table-cell office:value-type="float" office:value="10.6404273509979" calcext:value-type="float">
            <text:p>10.64042735099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30263078]</text:p>
          </table:table-cell>
          <table:table-cell office:value-type="float" office:value="1.09745545067442" calcext:value-type="float">
            <text:p>1.09745545067442</text:p>
          </table:table-cell>
          <table:table-cell office:value-type="string" calcext:value-type="string">
            <text:p>[ 192 2265 <text:s text:c="2"/>68 <text:s text:c="2"/>15 <text:s text:c="3"/>0 1133 <text:s text:c="2"/>73 <text:s/>770 <text:s text:c="2"/>85 <text:s text:c="2"/>70]</text:p>
          </table:table-cell>
          <table:table-cell office:value-type="string" calcext:value-type="string">
            <text:p>[4.19553772e-01 6.08085909e-02 1.49990308e-02 1.31213349e-02 1.14337915e-02 1.13637649e-02 1.01820034e-02 3.95469613e-03 3.52823999e-03 3.24062596e-04]</text:p>
          </table:table-cell>
          <table:table-cell office:value-type="float" office:value="1.2051753338327" calcext:value-type="float">
            <text:p>1.2051753338327</text:p>
          </table:table-cell>
          <table:table-cell office:value-type="string" calcext:value-type="string">
            <text:p>[('Action|Crime|Drama|Thriller', 0.41955377223321344), ('Comedy|Horror', 0.060808590893407545), ('Action|Adventure|Sci-Fi', 0.014999030812549573), ('Action|Adventure|Sci-Fi', 0.013121334914467602), ('Adventure|Animation|Children|Comedy|Fantasy', 0.011433791498469148), ('Adventure|Animation|Children|Comedy|Fantasy|IMAX', 0.01136376487866466), ('Action|Adventure|Sci-Fi', 0.01018200343530242), ('Action|Adventure|Comedy|Fantasy', 0.0039546961263810425), ('Adventure|Comedy|Sci-Fi', 0.0035282399943913027), ('Action|Adventure', 0.00032406259574899464)]</text:p>
          </table:table-cell>
          <table:table-cell office:value-type="string" calcext:value-type="string">
            <text:p>['Comedy']</text:p>
          </table:table-cell>
          <table:table-cell office:value-type="float" office:value="2.36368477103301" calcext:value-type="float">
            <text:p>2.36368477103301</text:p>
          </table:table-cell>
          <table:table-cell office:value-type="float" office:value="1.08187293258993" calcext:value-type="float">
            <text:p>1.0818729325899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'Action|Crime|Drama|Thriller', 'Crime|Drama', 'Comedy|Crime', 'Action|Adventure|Sci-Fi', 'Comedy|Crime|Drama|Thriller', 'Action|Adventure|Comedy|Sci-Fi', 'Action|Sci-Fi|Thriller', 'Action|Adventure', 'Action|Animation|Sci-Fi|Thriller', 'Action|Adventure|Horror|Sci-Fi', 'Action|Drama|Thriller', 'Action|Adventure|Comedy|Sci-Fi', 'Action|Adventure|Animation|Sci-Fi', 'Adventure|Fantasy', 'Animation|Mystery|Sci-Fi', 'Comedy|Drama|Romance', 'Comedy|Drama|Romance', 'Adventure|Animation|Fantasy', 'Mystery|Sci-Fi|Thriller', 'Action|Adventure']</text:p>
          </table:table-cell>
          <table:table-cell office:value-type="float" office:value="11.8511044979095" calcext:value-type="float">
            <text:p>11.851104497909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1683026]</text:p>
          </table:table-cell>
          <table:table-cell office:value-type="float" office:value="2.60586758830284" calcext:value-type="float">
            <text:p>2.60586758830284</text:p>
          </table:table-cell>
          <table:table-cell office:value-type="string" calcext:value-type="string">
            <text:p>[ <text:s/>7 <text:s/>87 <text:s/>68 180 <text:s text:c="2"/>0 <text:s/>25 478 141 <text:s/>18 222]</text:p>
          </table:table-cell>
          <table:table-cell office:value-type="string" calcext:value-type="string">
            <text:p>[7.03918457e-01 4.89590660e-02 2.80574998e-02 2.36354291e-02 4.64730110e-03 2.95141036e-03 2.70990268e-03 1.37246047e-03 1.04578395e-03 4.78773679e-04]</text:p>
          </table:table-cell>
          <table:table-cell office:value-type="float" office:value="0.310962676693919" calcext:value-type="float">
            <text:p>0.310962676693919</text:p>
          </table:table-cell>
          <table:table-cell office:value-type="string" calcext:value-type="string">
            <text:p>[('Action|Drama|War', 0.7039184566377299), ('Comedy|Fantasy', 0.04895906601979014), ('Action|Adventure|Sci-Fi', 0.02805749977444281), ('Action|Comedy|Sci-Fi', 0.02363542907780555), ('Adventure|Animation|Children|Comedy|Fantasy', 0.004647301103469061), ('Thriller', 0.002951410364514819), ('Action|Sci-Fi', 0.0027099026763229015), ('Comedy|Fantasy', 0.0013724604651962759), ('Comedy', 0.0010457839471129725), ('Comedy|Western', 0.0004787736794217196)]</text:p>
          </table:table-cell>
          <table:table-cell office:value-type="string" calcext:value-type="string">
            <text:p>['Action|Crime|Thriller']</text:p>
          </table:table-cell>
          <table:table-cell office:value-type="float" office:value="2.84221748400853" calcext:value-type="float">
            <text:p>2.84221748400853</text:p>
          </table:table-cell>
          <table:table-cell office:value-type="float" office:value="0.821258192530697" calcext:value-type="float">
            <text:p>0.8212581925306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['Drama|War', 'Action|Drama|War', 'Drama', 'Action|Adventure|Thriller', 'Action|Horror', 'Crime|Film-Noir|Mystery|Thriller', 'Crime|Drama', 'Comedy|Crime|Drama|Thriller', 'Action|Adventure|Horror|Sci-Fi', 'Action|Adventure|Comedy|Fantasy|Romance', 'Action|Drama|War', 'Drama|War', 'Comedy', 'Crime|Drama|Thriller', 'Drama|Mystery|Thriller', 'Crime|Film-Noir|Mystery|Thriller', 'Drama|Romance|War|Western', 'Action|Adventure|Drama|War', 'Action|Comedy|War', 'Crime|Drama']</text:p>
          </table:table-cell>
          <table:table-cell office:value-type="float" office:value="11.1846177577972" calcext:value-type="float">
            <text:p>11.184617757797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45539731]</text:p>
          </table:table-cell>
          <table:table-cell office:value-type="float" office:value="3.30894442450241" calcext:value-type="float">
            <text:p>3.30894442450241</text:p>
          </table:table-cell>
          <table:table-cell office:value-type="string" calcext:value-type="string">
            <text:p>[ 25 <text:s/>16 <text:s/>19 463 <text:s/>20 530 633 515 <text:s text:c="2"/>3 <text:s/>32]</text:p>
          </table:table-cell>
          <table:table-cell office:value-type="string" calcext:value-type="string">
            <text:p>[6.24822531e-01 4.60857804e-02 1.87840062e-02 1.64797374e-02 1.38020549e-02 1.15470776e-02 8.62442967e-03 4.76527966e-03 1.67201111e-03 5.15929585e-04]</text:p>
          </table:table-cell>
          <table:table-cell office:value-type="float" office:value="0.146452882097948" calcext:value-type="float">
            <text:p>0.146452882097948</text:p>
          </table:table-cell>
          <table:table-cell office:value-type="string" calcext:value-type="string">
            <text:p>[('Thriller', 0.6248225306654814), ('Comedy|Crime|Drama|Thriller', 0.046085780389821196), ('Action|Crime|Drama|Thriller', 0.018784006223080824), ('Adventure|Drama|IMAX', 0.01647973736771146), ('Comedy|Drama|Romance|War', 0.013802054936750846), ('Drama|Thriller|War', 0.011547077623234122), ('Action|Adventure|Thriller', 0.008624429668608151), ('Action|Adventure|Thriller', 0.004765279658538521), ('Mystery|Thriller', 0.0016720111107493265), ('Adventure|Drama|Western', 0.0005159295845323468)]</text:p>
          </table:table-cell>
          <table:table-cell office:value-type="string" calcext:value-type="string">
            <text:p>['Comedy']</text:p>
          </table:table-cell>
          <table:table-cell office:value-type="float" office:value="3.35593220338983" calcext:value-type="float">
            <text:p>3.35593220338983</text:p>
          </table:table-cell>
          <table:table-cell office:value-type="float" office:value="1.02944302637696" calcext:value-type="float">
            <text:p>1.029443026376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['Action|Adventure|Thriller', 'Action|Adventure|Comedy|Fantasy|Horror', 'Action|Adventure|Comedy|Romance|Thriller', 'Crime|Drama', 'Thriller', 'Action|Crime|Thriller', 'Drama', 'Drama|War', 'Crime|Drama|Romance', 'Action|Adventure|Horror|Sci-Fi', 'Crime|Drama', 'Drama|Romance|War', 'Action|Horror', 'Comedy|Crime|Drama|Thriller', 'Action|Romance|War|Western', 'Drama', 'Drama', 'Adventure|Comedy|Sci-Fi', 'Drama|Romance', 'Action|Comedy|Fantasy|Horror']</text:p>
          </table:table-cell>
          <table:table-cell office:value-type="float" office:value="11.1458268165588" calcext:value-type="float">
            <text:p>11.14582681655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7812427]</text:p>
          </table:table-cell>
          <table:table-cell office:value-type="float" office:value="3.98854032020553" calcext:value-type="float">
            <text:p>3.98854032020553</text:p>
          </table:table-cell>
          <table:table-cell office:value-type="string" calcext:value-type="string">
            <text:p>[ <text:s/>16 <text:s text:c="2"/>34 1361 <text:s/>244 1132 <text:s/>238 <text:s/>809 <text:s/>754 <text:s text:c="2"/>62 <text:s/>765]</text:p>
          </table:table-cell>
          <table:table-cell office:value-type="string" calcext:value-type="string">
            <text:p>[6.87008831e-01 2.36346884e-02 1.34757380e-02 1.16030598e-02 9.51721863e-03 6.83143220e-03 1.47479407e-03 9.74252485e-04 8.41329317e-04 2.63510392e-04]</text:p>
          </table:table-cell>
          <table:table-cell office:value-type="float" office:value="0.210416049391485" calcext:value-type="float">
            <text:p>0.210416049391485</text:p>
          </table:table-cell>
          <table:table-cell office:value-type="string" calcext:value-type="string">
            <text:p>[('Comedy|Crime|Drama|Thriller', 0.6870088308523379), ('Crime|Horror|Thriller', 0.023634688412203977), ('Drama|Thriller|War', 0.013475737971085078), ('Action|Crime|Drama|Mystery|Sci-Fi|Thriller|IMAX', 0.011603059834690994), ('Drama|Fantasy|Thriller', 0.00951721862678787), ('Action|Crime|Drama|IMAX', 0.0068314321966934715), ('Action|Crime|IMAX', 0.001474794074547483), ('Drama|Romance', 0.0009742524849539679), ('Crime|Mystery|Thriller', 0.000841329317418529), ('Crime|Drama', 0.00026351039208896715)]</text:p>
          </table:table-cell>
          <table:table-cell office:value-type="string" calcext:value-type="string">
            <text:p>['Comedy|Drama|Romance']</text:p>
          </table:table-cell>
          <table:table-cell office:value-type="float" office:value="3.92466765140325" calcext:value-type="float">
            <text:p>3.92466765140325</text:p>
          </table:table-cell>
          <table:table-cell office:value-type="float" office:value="0.917302939464236" calcext:value-type="float">
            <text:p>0.91730293946423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['Drama|Thriller', 'Action|Crime|Drama|IMAX', 'Crime|Thriller', 'Comedy|Crime|Drama', 'Drama|Romance', 'Drama|War', 'Drama|Sci-Fi|Thriller', 'Comedy|Western', 'Drama|War', 'Drama|War', 'Action|Crime|Drama|Sci-Fi|Thriller', 'Horror|Thriller', 'Adventure|Drama', 'Action|Crime|Thriller', 'Crime|Drama', 'Action|Horror|Thriller', 'Drama|Romance|War', 'Crime|Horror', 'Drama|Sci-Fi', 'Action|Drama|Horror|Thriller']</text:p>
          </table:table-cell>
          <table:table-cell office:value-type="float" office:value="12.5128660202026" calcext:value-type="float">
            <text:p>12.512866020202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70121937]</text:p>
          </table:table-cell>
          <table:table-cell office:value-type="float" office:value="2.71248410078535" calcext:value-type="float">
            <text:p>2.71248410078535</text:p>
          </table:table-cell>
          <table:table-cell office:value-type="string" calcext:value-type="string">
            <text:p>[ 16 <text:s/>25 530 <text:s text:c="2"/>3 463 621 <text:s/>34 472 <text:s/>19 <text:s text:c="2"/>2]</text:p>
          </table:table-cell>
          <table:table-cell office:value-type="string" calcext:value-type="string">
            <text:p>[0.37576509 0.07931094 0.06094517 0.04612551 0.03547695 0.02466998 0.0239516 <text:s/>0.01627255 0.00928293 0.00868306]</text:p>
          </table:table-cell>
          <table:table-cell office:value-type="float" office:value="0.0112647298131039" calcext:value-type="float">
            <text:p>0.011264729813104</text:p>
          </table:table-cell>
          <table:table-cell office:value-type="string" calcext:value-type="string">
            <text:p>[('Comedy|Crime|Drama|Thriller', 0.37576509410406195), ('Thriller', 0.079310943468721), ('Drama|Thriller|War', 0.060945174891055304), ('Mystery|Thriller', 0.04612550519538717), ('Adventure|Drama|IMAX', 0.03547695402633591), ('Action|Romance|Thriller', 0.02466998077031267), ('Crime|Horror|Thriller', 0.023951598728359266), ('Action|Adventure|Comedy|Romance|Thriller', 0.016272552912429194), ('Action|Crime|Drama|Thriller', 0.00928292707284457), ('Action|Crime|Thriller', 0.00868305989302975)]</text:p>
          </table:table-cell>
          <table:table-cell office:value-type="string" calcext:value-type="string">
            <text:p>['Action|Crime|Drama|Mystery|Sci-Fi|Thriller']</text:p>
          </table:table-cell>
          <table:table-cell office:value-type="float" office:value="2.75" calcext:value-type="float">
            <text:p>2.75</text:p>
          </table:table-cell>
          <table:table-cell office:value-type="float" office:value="0.863900184866148" calcext:value-type="float">
            <text:p>0.8639001848661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'Comedy|Crime|Drama|Thriller', 'Action|Romance|Western', 'Western', 'Comedy|Crime|Thriller', 'Action|Thriller|Western', 'Crime|Horror|Thriller', 'Action|Adventure|Comedy|Crime', 'Children|Drama', 'Comedy|Crime|Horror', 'Comedy|Crime|Drama|Thriller', 'Crime|Drama', 'Comedy|Romance', 'Action|Adventure|Mystery|Thriller', 'Action|Adventure|Thriller', 'Action|Drama|Thriller', 'Comedy', 'Action|Romance|Thriller', 'Comedy|Drama|Thriller', 'Comedy|Drama|Thriller', 'Adventure|Drama|Sci-Fi']</text:p>
          </table:table-cell>
          <table:table-cell office:value-type="float" office:value="12.4370722770691" calcext:value-type="float">
            <text:p>12.43707227706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4273698]</text:p>
          </table:table-cell>
          <table:table-cell office:value-type="float" office:value="3.52043194979654" calcext:value-type="float">
            <text:p>3.52043194979654</text:p>
          </table:table-cell>
          <table:table-cell office:value-type="string" calcext:value-type="string">
            <text:p>[ 457 <text:s text:c="2"/>15 1938 4692 3242 3248 3247 3246 3245 3244]</text:p>
          </table:table-cell>
          <table:table-cell office:value-type="string" calcext:value-type="string">
            <text:p>[7.89704713e-01 1.18405855e-02 4.71768162e-04 3.22734058e-04 0.00000000e+00 0.00000000e+00 0.00000000e+00 0.00000000e+00 0.00000000e+00 0.00000000e+00]</text:p>
          </table:table-cell>
          <table:table-cell office:value-type="float" office:value="0.0223050350858252" calcext:value-type="float">
            <text:p>0.022305035085825</text:p>
          </table:table-cell>
          <table:table-cell office:value-type="string" calcext:value-type="string">
            <text:p>[('Adventure|Children|Fantasy', 0.7897047134276794), ('Action|Adventure|Sci-Fi', 0.011840585544165026), ('Action|Adventure|Drama|Fantasy|Mystery|IMAX', 0.0004717681624941687), ('Comedy|Horror', 0.000322734057805589), ('Comedy', 0.0), ('Drama', 0.0), ('Crime|Drama', 0.0), ('Comedy', 0.0), ('Drama', 0.0), ('Action|Crime|Drama', 0.0)]</text:p>
          </table:table-cell>
          <table:table-cell office:value-type="string" calcext:value-type="string">
            <text:p>['Adventure|Comedy|Fantasy']</text:p>
          </table:table-cell>
          <table:table-cell office:value-type="float" office:value="3.50732600732601" calcext:value-type="float">
            <text:p>3.50732600732601</text:p>
          </table:table-cell>
          <table:table-cell office:value-type="float" office:value="0.767912702955387" calcext:value-type="float">
            <text:p>0.7679127029553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'Drama|Romance', 'Animation|Children|Fantasy|Musical|Romance|IMAX', 'Drama|Musical|Romance', 'Comedy|Romance', 'Adventure|Animation|Children|Comedy', 'Animation|Children|Comedy|Crime', 'Comedy|Crime|Drama|Musical', 'Animation|Children|Comedy', 'Comedy|Romance', 'Comedy|Romance', 'Comedy|Romance', 'Adventure|Animation|Children|Comedy|Fantasy|Romance', 'Comedy', 'Comedy|Musical|Romance', 'Adventure|Children|Fantasy', 'Adventure|Comedy|Fantasy', 'Drama|Mystery|Sci-Fi|Thriller', 'Drama|War', 'Comedy', 'Comedy|Romance']</text:p>
          </table:table-cell>
          <table:table-cell office:value-type="float" office:value="13.2225642204285" calcext:value-type="float">
            <text:p>13.22256422042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1361558]</text:p>
          </table:table-cell>
          <table:table-cell office:value-type="float" office:value="3.97641456077822" calcext:value-type="float">
            <text:p>3.97641456077822</text:p>
          </table:table-cell>
          <table:table-cell office:value-type="string" calcext:value-type="string">
            <text:p>[ 401 <text:s/>725 <text:s text:c="2"/>34 <text:s/>192 1034 <text:s/>465 <text:s/>353 <text:s/>744 <text:s/>862 <text:s text:c="2"/>20]</text:p>
          </table:table-cell>
          <table:table-cell office:value-type="string" calcext:value-type="string">
            <text:p>[7.77428267e-01 2.69147630e-02 6.79171358e-03 6.03928856e-03 4.08444473e-03 2.31714681e-03 6.68837592e-04 1.84605908e-04 5.05964792e-05 4.56609427e-05]</text:p>
          </table:table-cell>
          <table:table-cell office:value-type="float" office:value="0.137201017474827" calcext:value-type="float">
            <text:p>0.137201017474827</text:p>
          </table:table-cell>
          <table:table-cell office:value-type="string" calcext:value-type="string">
            <text:p>[('Drama|Horror|Mystery', 0.7774282666898585), ('Drama', 0.026914763049273586), ('Crime|Horror|Thriller', 0.006791713582753199), ('Action|Crime|Drama|Thriller', 0.006039288556217508), ('Animation|Children|Comedy|Musical|Romance', 0.004084444725707859), ('Drama|Horror', 0.002317146813944637), ('Drama', 0.00066883759180617), ('Adventure|Animation|Children|Comedy|Fantasy|Romance', 0.00018460590815414166), ('Children|Comedy|Fantasy|Musical', 5.0596479234209053e-05), ('Comedy|Drama|Romance|War', 4.566094271272568e-05)]</text:p>
          </table:table-cell>
          <table:table-cell office:value-type="string" calcext:value-type="string">
            <text:p>['Drama|Romance']</text:p>
          </table:table-cell>
          <table:table-cell office:value-type="float" office:value="3.95691906005222" calcext:value-type="float">
            <text:p>3.95691906005222</text:p>
          </table:table-cell>
          <table:table-cell office:value-type="float" office:value="0.712695696162549" calcext:value-type="float">
            <text:p>0.71269569616254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['Adventure|Animation|Children|Comedy|Fantasy', 'Drama|Romance', 'Drama', 'Documentary', 'Drama|Mystery', 'Children|Comedy|Musical|Romance', 'Adventure|Animation|Fantasy|Romance', 'Comedy', 'Drama|Romance|War', 'Crime|Drama', 'Drama|Romance|Sci-Fi', 'Drama|Mystery|Sci-Fi|Thriller', 'Drama', 'Drama', 'Drama', 'Documentary', 'Drama', 'Animation|Children|Comedy|Musical|Romance', 'Crime|Drama', 'Crime|Drama']</text:p>
          </table:table-cell>
          <table:table-cell office:value-type="float" office:value="11.056871175766" calcext:value-type="float">
            <text:p>11.0568711757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32192136]</text:p>
          </table:table-cell>
          <table:table-cell office:value-type="float" office:value="4.37080609762115" calcext:value-type="float">
            <text:p>4.37080609762115</text:p>
          </table:table-cell>
          <table:table-cell office:value-type="string" calcext:value-type="string">
            <text:p>[ 166 <text:s text:c="2"/>70 <text:s/>774 1055 <text:s/>238 <text:s/>232 <text:s/>244 <text:s/>764 <text:s text:c="2"/>73 <text:s/>249]</text:p>
          </table:table-cell>
          <table:table-cell office:value-type="string" calcext:value-type="string">
            <text:p>[8.13278014e-01 2.14707868e-02 1.11184610e-02 6.95875655e-03 5.36230377e-03 5.01836913e-03 2.98113458e-03 1.04185715e-03 6.10667047e-04 1.35947065e-04]</text:p>
          </table:table-cell>
          <table:table-cell office:value-type="float" office:value="0.0488847419122171" calcext:value-type="float">
            <text:p>0.048884741912217</text:p>
          </table:table-cell>
          <table:table-cell office:value-type="string" calcext:value-type="string">
            <text:p>[('Action|Sci-Fi|Thriller', 0.8132780144704305), ('Action|Adventure', 0.02147078677114051), ('Action|Adventure|Drama|Fantasy', 0.011118460973906704), ('Adventure|Animation|Children|Romance|Sci-Fi', 0.006958756551135836), ('Action|Crime|Drama|IMAX', 0.005362303771234033), ('Crime|Drama', 0.005018369130583797), ('Action|Crime|Drama|Mystery|Sci-Fi|Thriller|IMAX', 0.0029811345817431327), ('Adventure|Fantasy', 0.0010418571495612557), ('Action|Adventure|Sci-Fi', 0.000610667046780153), ('Action|Adventure|Crime|IMAX', 0.0001359470653494718)]</text:p>
          </table:table-cell>
          <table:table-cell office:value-type="string" calcext:value-type="string">
            <text:p>['Adventure|Animation|Children|Comedy']</text:p>
          </table:table-cell>
          <table:table-cell office:value-type="float" office:value="4.36538461538462" calcext:value-type="float">
            <text:p>4.36538461538462</text:p>
          </table:table-cell>
          <table:table-cell office:value-type="float" office:value="0.619129232000202" calcext:value-type="float">
            <text:p>0.619129232000202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['Action|Adventure|Fantasy|IMAX', 'Action|Crime|Drama|Thriller', 'Action|Adventure|Sci-Fi|Thriller', 'Animation|Children|Comedy|Crime', 'Action|Adventure|Sci-Fi', 'Drama|Romance', 'Adventure|Animation|Children|Fantasy|IMAX', 'Adventure|Fantasy', 'Adventure|Animation|Children|Comedy', 'Adventure|Sci-Fi', 'Action|Comedy|Sci-Fi', 'Action|Sci-Fi|Thriller', 'Adventure|Fantasy', 'Action|Sci-Fi', 'Action|Adventure|Sci-Fi', 'Adventure|Animation|Children|Comedy|Fantasy', 'Action|Crime|Drama|Thriller', 'Action', 'Action|Adventure|Animation|Children|Comedy|IMAX', 'Adventure|Animation|Children|Comedy']</text:p>
          </table:table-cell>
          <table:table-cell office:value-type="float" office:value="12.337797164917" calcext:value-type="float">
            <text:p>12.33779716491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26700898]</text:p>
          </table:table-cell>
          <table:table-cell office:value-type="float" office:value="4.97130765147036" calcext:value-type="float">
            <text:p>4.97130765147036</text:p>
          </table:table-cell>
          <table:table-cell office:value-type="string" calcext:value-type="string">
            <text:p>[ <text:s/>68 <text:s text:c="2"/>16 <text:s/>184 <text:s/>192 2058 <text:s/>166 <text:s text:c="2"/>73 <text:s text:c="2"/>15 <text:s/>147 <text:s text:c="2"/>62]</text:p>
          </table:table-cell>
          <table:table-cell office:value-type="string" calcext:value-type="string">
            <text:p>[6.26578173e-01 6.20737827e-03 6.03271881e-03 5.65318487e-03 3.37490114e-03 2.19713508e-03 2.07173088e-03 1.11632084e-03 4.85151693e-04 2.25917203e-05]</text:p>
          </table:table-cell>
          <table:table-cell office:value-type="float" office:value="1.7042986686092" calcext:value-type="float">
            <text:p>1.7042986686092</text:p>
          </table:table-cell>
          <table:table-cell office:value-type="string" calcext:value-type="string">
            <text:p>[('Action|Adventure|Sci-Fi', 0.6265781733775535), ('Comedy|Crime|Drama|Thriller', 0.006207378273029387), ('Drama|Romance', 0.00603271881099072), ('Action|Crime|Drama|Thriller', 0.0056531848713481225), ('Crime|Drama', 0.0033749011378267644), ('Action|Sci-Fi|Thriller', 0.0021971350809025566), ('Action|Adventure|Sci-Fi', 0.0020717308798908133), ('Action|Adventure|Sci-Fi', 0.0011163208409260294), ('Crime|Drama', 0.0004851516932222892), ('Crime|Mystery|Thriller', 2.25917203245466e-05)]</text:p>
          </table:table-cell>
          <table:table-cell office:value-type="string" calcext:value-type="string">
            <text:p>['Adventure|Fantasy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14.8726193904877" calcext:value-type="float">
            <text:p>14.872619390487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26717171]</text:p>
          </table:table-cell>
          <table:table-cell office:value-type="float" office:value="4.27427815722938" calcext:value-type="float">
            <text:p>4.27427815722938</text:p>
          </table:table-cell>
          <table:table-cell office:value-type="string" calcext:value-type="string">
            <text:p>[ <text:s/>16 1101 1106 <text:s text:c="2"/>83 <text:s text:c="2"/>76 2079 1159 2090 1027 <text:s/>332]</text:p>
          </table:table-cell>
          <table:table-cell office:value-type="string" calcext:value-type="string">
            <text:p>[0.72570618 0.05055117 0.04538759 0.04510894 0.03058519 0.02621165 0.01721405 0.00847858 0.00426274 0.00304361]</text:p>
          </table:table-cell>
          <table:table-cell office:value-type="float" office:value="0.00710644338579236" calcext:value-type="float">
            <text:p>0.007106443385792</text:p>
          </table:table-cell>
          <table:table-cell office:value-type="string" calcext:value-type="string">
            <text:p>[('Comedy|Crime|Drama|Thriller', 0.7257061812958912), ('Drama', 0.050551165645491204), ('Crime|Film-Noir|Mystery|Thriller', 0.045387586458847634), ('Horror', 0.04510893609131216), ('Crime|Horror', 0.030585191460293773), ('Drama', 0.02621165487345138), ('Comedy|Crime|Drama', 0.017214051507640066), ('Adventure|Comedy|Drama', 0.008478578478842537), ('Crime|Drama', 0.004262737054222661), ('Mystery|Thriller', 0.0030436097082575287)]</text:p>
          </table:table-cell>
          <table:table-cell office:value-type="string" calcext:value-type="string">
            <text:p>['Drama']</text:p>
          </table:table-cell>
          <table:table-cell office:value-type="float" office:value="4.27118644067797" calcext:value-type="float">
            <text:p>4.27118644067797</text:p>
          </table:table-cell>
          <table:table-cell office:value-type="float" office:value="0.642132089688021" calcext:value-type="float">
            <text:p>0.64213208968802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'Drama|Fantasy', 'Drama|Mystery|Thriller', 'Crime|Drama|Sci-Fi|Thriller', 'Drama', 'Comedy|Crime|Drama|Thriller', 'Comedy|Romance', 'Crime|Film-Noir|Mystery|Thriller', 'Drama', 'Drama|Romance', 'Documentary', 'Drama', 'Drama|Mystery', 'Action|Drama|Romance', 'Drama|Horror|Thriller', 'Drama', 'Comedy|Drama|Fantasy', 'Drama', 'Drama|Mystery|Thriller', 'Comedy|Drama', 'Drama']</text:p>
          </table:table-cell>
          <table:table-cell office:value-type="float" office:value="13.985100030899" calcext:value-type="float">
            <text:p>13.98510003089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1631533]</text:p>
          </table:table-cell>
          <table:table-cell office:value-type="float" office:value="3.22783785717691" calcext:value-type="float">
            <text:p>3.22783785717691</text:p>
          </table:table-cell>
          <table:table-cell office:value-type="string" calcext:value-type="string">
            <text:p>[1101 <text:s/>184 <text:s/>192 <text:s text:c="2"/>28 <text:s/>232 <text:s/>153 <text:s/>197 2602 2188 <text:s/>830]</text:p>
          </table:table-cell>
          <table:table-cell office:value-type="string" calcext:value-type="string">
            <text:p>[0.44080563 0.16247381 0.15444082 0.07579056 0.06154501 0.02792717 0.01382361 0.01089021 0.01042183 0.00047427]</text:p>
          </table:table-cell>
          <table:table-cell office:value-type="float" office:value="0.0646845582800788" calcext:value-type="float">
            <text:p>0.064684558280079</text:p>
          </table:table-cell>
          <table:table-cell office:value-type="string" calcext:value-type="string">
            <text:p>[('Drama', 0.44080562629040665), ('Drama|Romance', 0.16247381165388283), ('Action|Crime|Drama|Thriller', 0.1544408172109824), ('Drama|War', 0.07579056379696665), ('Crime|Drama', 0.06154501365015339), ('Comedy|Drama', 0.02792716625729877), ('Comedy|Drama|Fantasy', 0.013823607883745936), ('Crime|Drama|Thriller', 0.010890214302828325), ('Drama', 0.010421827802859851), ('Drama|Film-Noir|Romance', 0.0004742693883040225)]</text:p>
          </table:table-cell>
          <table:table-cell office:value-type="string" calcext:value-type="string">
            <text:p>['Horror|Sci-Fi|Thriller']</text:p>
          </table:table-cell>
          <table:table-cell office:value-type="float" office:value="3.32258064516129" calcext:value-type="float">
            <text:p>3.32258064516129</text:p>
          </table:table-cell>
          <table:table-cell office:value-type="float" office:value="1.05912613931497" calcext:value-type="float">
            <text:p>1.059126139314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'Crime|Drama', 'Drama|War', 'Drama|Film-Noir|Romance', 'Action|Horror', 'Comedy|War', 'Action|Adventure|Sci-Fi', 'Action|Drama|Romance|War', 'Drama', 'Crime|Drama', 'Comedy|Western', 'Action|Horror|Sci-Fi|Thriller', 'Drama|Romance', 'Crime|Film-Noir|Mystery|Thriller', 'Drama|Western', 'Drama|Western', 'Drama', 'Action|Crime|Drama|Thriller', 'Action|Adventure|Sci-Fi', 'Drama', 'Crime|Film-Noir|Mystery|Thriller']</text:p>
          </table:table-cell>
          <table:table-cell office:value-type="float" office:value="14.0904984474182" calcext:value-type="float">
            <text:p>14.090498447418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64187066]</text:p>
          </table:table-cell>
          <table:table-cell office:value-type="float" office:value="3.97660706640055" calcext:value-type="float">
            <text:p>3.97660706640055</text:p>
          </table:table-cell>
          <table:table-cell office:value-type="string" calcext:value-type="string">
            <text:p>[232 <text:s text:c="2"/>4 774 <text:s/>16 444 166 764 401 782 192]</text:p>
          </table:table-cell>
          <table:table-cell office:value-type="string" calcext:value-type="string">
            <text:p>[6.80830832e-01 1.32890017e-02 7.71556883e-03 6.79988670e-03 5.89892093e-03 5.48272325e-03 5.36120990e-03 5.29339519e-03 1.80979071e-03 5.73566187e-04]</text:p>
          </table:table-cell>
          <table:table-cell office:value-type="float" office:value="0.334736404259109" calcext:value-type="float">
            <text:p>0.334736404259109</text:p>
          </table:table-cell>
          <table:table-cell office:value-type="string" calcext:value-type="string">
            <text:p>[('Crime|Drama', 0.6808308322322512), ('Crime|Mystery|Thriller', 0.013289001739745709), ('Action|Adventure|Drama|Fantasy', 0.007715568829269604), ('Comedy|Crime|Drama|Thriller', 0.006799886704604605), ('Mystery|Thriller', 0.005898920930098738), ('Action|Sci-Fi|Thriller', 0.005482723254732199), ('Adventure|Fantasy', 0.00536120989547816), ('Drama|Horror|Mystery', 0.005293395193652903), ('Action|Adventure|Sci-Fi|IMAX', 0.001809790713363759), ('Action|Crime|Drama|Thriller', 0.0005735661867944639)]</text:p>
          </table:table-cell>
          <table:table-cell office:value-type="string" calcext:value-type="string">
            <text:p>['Drama']</text:p>
          </table:table-cell>
          <table:table-cell office:value-type="float" office:value="3.39895635673624" calcext:value-type="float">
            <text:p>3.39895635673624</text:p>
          </table:table-cell>
          <table:table-cell office:value-type="float" office:value="0.830650308780217" calcext:value-type="float">
            <text:p>0.8306503087802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['Comedy|Romance', 'Comedy|Romance', 'Action|Comedy|Romance', 'Comedy|Drama|Romance', 'Crime|Film-Noir|Mystery|Thriller', 'Comedy|Romance', 'Comedy|Romance', 'Drama|Horror|Mystery', 'Adventure|Fantasy|IMAX', 'Action|Adventure|Sci-Fi|IMAX', 'Comedy|Romance', 'Drama|Mystery|Romance|Thriller', 'Drama|War', 'Drama|Mystery|Thriller', 'Crime|Drama', 'Drama|Romance', 'Action|Adventure|Drama|Fantasy', 'Adventure|Comedy|Romance|War', 'Drama', 'Mystery|Thriller']</text:p>
          </table:table-cell>
          <table:table-cell office:value-type="float" office:value="14.1515591144562" calcext:value-type="float">
            <text:p>14.15155911445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65005823]</text:p>
          </table:table-cell>
          <table:table-cell office:value-type="float" office:value="3.46529307633697" calcext:value-type="float">
            <text:p>3.46529307633697</text:p>
          </table:table-cell>
          <table:table-cell office:value-type="string" calcext:value-type="string">
            <text:p>[ 232 <text:s/>166 <text:s text:c="2"/>16 <text:s text:c="2"/>34 <text:s text:c="2"/>20 <text:s/>233 <text:s/>147 <text:s/>192 1250 <text:s/>725]</text:p>
          </table:table-cell>
          <table:table-cell office:value-type="string" calcext:value-type="string">
            <text:p>[0.41103654 0.12182882 0.11369836 0.08694251 0.05293241 0.04051181 0.03888488 0.01777864 0.01339313 0.00502398]</text:p>
          </table:table-cell>
          <table:table-cell office:value-type="float" office:value="0.184765156892126" calcext:value-type="float">
            <text:p>0.184765156892126</text:p>
          </table:table-cell>
          <table:table-cell office:value-type="string" calcext:value-type="string">
            <text:p>[('Crime|Drama', 0.41103653721763095), ('Action|Sci-Fi|Thriller', 0.12182881559159031), ('Comedy|Crime|Drama|Thriller', 0.1136983600708501), ('Crime|Horror|Thriller', 0.08694250837591952), ('Comedy|Drama|Romance|War', 0.052932412455947674), ('Drama|Romance', 0.040511812996528014), ('Crime|Drama', 0.03888488499622961), ('Action|Crime|Drama|Thriller', 0.017778643692579123), ('Action|Sci-Fi|Thriller|IMAX', 0.013393125695718095), ('Drama', 0.005023977084916914)]</text:p>
          </table:table-cell>
          <table:table-cell office:value-type="string" calcext:value-type="string">
            <text:p>['Adventure|Animation|Fantasy|Sci-Fi']</text:p>
          </table:table-cell>
          <table:table-cell office:value-type="float" office:value="3.50884955752212" calcext:value-type="float">
            <text:p>3.50884955752212</text:p>
          </table:table-cell>
          <table:table-cell office:value-type="float" office:value="1.33533049318872" calcext:value-type="float">
            <text:p>1.3353304931887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'Animation|Comedy|Musical', 'Crime|Thriller', 'Comedy|Horror', 'Children|Comedy|Fantasy|Musical', 'Crime|Drama', 'Drama|Mystery|Thriller', 'Drama', 'Comedy|Drama|Romance|War', 'Action|Sci-Fi|Thriller', 'Adventure|Animation|Children|Comedy|Fantasy|Romance', 'Adventure|Drama|Sci-Fi', 'Drama', 'Adventure|Animation|Children|Drama|Musical|IMAX', 'Action|Crime|Drama|Thriller', 'Comedy|Romance', 'Mystery|Thriller', 'Action|Adventure|Comedy|Sci-Fi', 'Mystery|Thriller', 'Drama|Sci-Fi|Thriller', 'Animation|Children|Comedy']</text:p>
          </table:table-cell>
          <table:table-cell office:value-type="float" office:value="17.5898265838623" calcext:value-type="float">
            <text:p>17.58982658386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3091859]</text:p>
          </table:table-cell>
          <table:table-cell office:value-type="float" office:value="3.48940815560173" calcext:value-type="float">
            <text:p>3.48940815560173</text:p>
          </table:table-cell>
          <table:table-cell office:value-type="string" calcext:value-type="string">
            <text:p>[ 192 1133 <text:s/>875 <text:s text:c="2"/>85 <text:s/>794 2265 <text:s text:c="2"/>61 <text:s text:c="2"/>70 <text:s text:c="2"/>68 1124]</text:p>
          </table:table-cell>
          <table:table-cell office:value-type="string" calcext:value-type="string">
            <text:p>[6.67423501e-01 1.95600639e-02 7.11017318e-03 4.99593309e-03 4.65256997e-03 4.00024323e-03 3.72834061e-03 1.70536702e-03 6.89255917e-04 1.88317547e-04]</text:p>
          </table:table-cell>
          <table:table-cell office:value-type="float" office:value="0.0415104355760536" calcext:value-type="float">
            <text:p>0.041510435576054</text:p>
          </table:table-cell>
          <table:table-cell office:value-type="string" calcext:value-type="string">
            <text:p>[('Action|Crime|Drama|Thriller', 0.6674235014414786), ('Adventure|Animation|Children|Comedy|Fantasy|IMAX', 0.01956006388902721), ('Adventure|Animation|Children|Comedy', 0.007110173184599936), ('Adventure|Comedy|Sci-Fi', 0.004995933088422145), ('Action|Adventure|Animation|Children|Comedy', 0.004652569974640389), ('Comedy|Horror', 0.004000243232375352), ('Comedy', 0.003728340605857532), ('Action|Adventure', 0.0017053670170523124), ('Action|Adventure|Sci-Fi', 0.0006892559174282407), ('Drama|Mystery|Sci-Fi|Thriller', 0.00018831754715114836)]</text:p>
          </table:table-cell>
          <table:table-cell office:value-type="string" calcext:value-type="string">
            <text:p>['Comedy|Western']</text:p>
          </table:table-cell>
          <table:table-cell office:value-type="float" office:value="3.542194092827" calcext:value-type="float">
            <text:p>3.542194092827</text:p>
          </table:table-cell>
          <table:table-cell office:value-type="float" office:value="0.854568410999979" calcext:value-type="float">
            <text:p>0.8545684109999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['Animation|Fantasy|Thriller', 'Action|Crime|Drama|Thriller', 'Drama', 'Drama', 'Crime|Drama|Thriller', 'Drama|War', 'Drama', 'Adventure|Comedy|Drama', 'Action|Sci-Fi|Thriller', 'Adventure|Animation|Sci-Fi', 'Action|Comedy|Romance', 'Adventure|Animation|Children|Comedy', 'Action|Mystery|Thriller', 'Adventure|Animation|Children|Fantasy|Musical', 'Documentary|Drama', 'Comedy|Drama|Romance', 'Comedy|Romance', 'Action|Adventure|Drama|Sci-Fi|Thriller', 'Drama|Horror|Mystery', 'Comedy|Musical']</text:p>
          </table:table-cell>
          <table:table-cell office:value-type="float" office:value="14.3191213607788" calcext:value-type="float">
            <text:p>14.31912136077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9651248]</text:p>
          </table:table-cell>
          <table:table-cell office:value-type="float" office:value="3.97093644370213" calcext:value-type="float">
            <text:p>3.97093644370213</text:p>
          </table:table-cell>
          <table:table-cell office:value-type="string" calcext:value-type="string">
            <text:p>[ 192 <text:s/>471 <text:s/>875 <text:s/>744 <text:s/>401 1159 <text:s/>121 <text:s text:c="2"/>20 <text:s text:c="3"/>7 <text:s/>774]</text:p>
          </table:table-cell>
          <table:table-cell office:value-type="string" calcext:value-type="string">
            <text:p>[6.54928568e-01 1.42330884e-02 1.06389059e-02 9.42164989e-03 6.59925694e-03 4.43576462e-03 4.40801348e-03 3.82081565e-03 1.44200866e-03 4.49927440e-04]</text:p>
          </table:table-cell>
          <table:table-cell office:value-type="float" office:value="0.574423960564404" calcext:value-type="float">
            <text:p>0.574423960564404</text:p>
          </table:table-cell>
          <table:table-cell office:value-type="string" calcext:value-type="string">
            <text:p>[('Action|Crime|Drama|Thriller', 0.6549285677214883), ('Adventure|Animation|Children|Drama|Musical|IMAX', 0.014233088413260151), ('Adventure|Animation|Children|Comedy', 0.010638905862120842), ('Adventure|Animation|Children|Comedy|Fantasy|Romance', 0.009421649885268849), ('Drama|Horror|Mystery', 0.006599256937461231), ('Comedy|Crime|Drama', 0.004435764619527686), ('Action|Drama|War', 0.004408013478222726), ('Comedy|Drama|Romance|War', 0.0038208156505036466), ('Action|Drama|War', 0.0014420086642137882), ('Action|Adventure|Drama|Fantasy', 0.00044992743955224164)]</text:p>
          </table:table-cell>
          <table:table-cell office:value-type="string" calcext:value-type="string">
            <text:p>['Drama|Romance|War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  <table:table-cell office:value-type="float" office:value="14.4138808250427" calcext:value-type="float">
            <text:p>14.413880825042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9020714]</text:p>
          </table:table-cell>
          <table:table-cell office:value-type="float" office:value="3.56999931590411" calcext:value-type="float">
            <text:p>3.56999931590411</text:p>
          </table:table-cell>
          <table:table-cell office:value-type="string" calcext:value-type="string">
            <text:p>[ <text:s/>68 1134 <text:s text:c="2"/>70 <text:s text:c="2"/>89 <text:s/>478 <text:s/>762 <text:s/>463 <text:s/>219 <text:s text:c="3"/>7 <text:s text:c="2"/>81]</text:p>
          </table:table-cell>
          <table:table-cell office:value-type="string" calcext:value-type="string">
            <text:p>[6.80094105e-01 4.55035189e-02 3.22847575e-02 2.61945022e-02 1.66269028e-02 1.02749309e-02 8.95563396e-03 6.29278309e-03 4.30118287e-03 4.92218103e-04]</text:p>
          </table:table-cell>
          <table:table-cell office:value-type="float" office:value="0.22020782124681" calcext:value-type="float">
            <text:p>0.22020782124681</text:p>
          </table:table-cell>
          <table:table-cell office:value-type="string" calcext:value-type="string">
            <text:p>[('Action|Adventure|Sci-Fi', 0.6800941049708393), ('Action|Crime|Thriller', 0.04550351887362388), ('Action|Adventure', 0.03228475754585107), ('Action|Adventure', 0.026194502206274763), ('Action|Sci-Fi', 0.016626902806685342), ('Adventure|Animation|Fantasy', 0.010274930876966583), ('Adventure|Drama|IMAX', 0.008955633958892963), ('Action|Adventure|Drama', 0.006292783087663755), ('Action|Drama|War', 0.004301182868545641), ('Action|Sci-Fi|Thriller', 0.0004922181028671162)]</text:p>
          </table:table-cell>
          <table:table-cell office:value-type="string" calcext:value-type="string">
            <text:p>['Adventure|Animation|Children|Comedy|Drama|Musical|Romance']</text:p>
          </table:table-cell>
          <table:table-cell office:value-type="float" office:value="3.5049504950495" calcext:value-type="float">
            <text:p>3.5049504950495</text:p>
          </table:table-cell>
          <table:table-cell office:value-type="float" office:value="1.06820625419891" calcext:value-type="float">
            <text:p>1.068206254198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'Adventure|Animation|Children|Comedy|Fantasy', 'Comedy|Horror|Musical|Sci-Fi', 'Action|Drama|Western', 'Animation|Children|Comedy|Musical|Romance', 'Animation|Children|Drama|Musical|Romance', 'Adventure|Animation|Children|Comedy|Musical', 'Drama|Thriller', 'Adventure|Animation|Children|Comedy|Drama|Musical|Romance', 'Action|Sci-Fi|Thriller', 'Action|Adventure|Romance|Thriller', 'Comedy|Drama|Fantasy|Romance', 'Action|Adventure|Sci-Fi', 'Action|Crime', 'Drama|Sci-Fi', 'Action|Adventure|Sci-Fi|Thriller', 'Adventure|Animation|Children|Drama|Sci-Fi', 'Adventure|Children|Comedy', 'Action|Adventure|Comedy|Western', 'Action|Adventure|Comedy|Crime', 'Children|Comedy|Fantasy|Romance']</text:p>
          </table:table-cell>
          <table:table-cell office:value-type="float" office:value="13.9705038070679" calcext:value-type="float">
            <text:p>13.97050380706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96968817]</text:p>
          </table:table-cell>
          <table:table-cell office:value-type="float" office:value="1.51647995540487" calcext:value-type="float">
            <text:p>1.51647995540487</text:p>
          </table:table-cell>
          <table:table-cell office:value-type="string" calcext:value-type="string">
            <text:p>[ <text:s/>68 <text:s/>875 <text:s/>121 <text:s/>764 <text:s/>184 <text:s/>237 1027 <text:s/>147 1101 <text:s/>162]</text:p>
          </table:table-cell>
          <table:table-cell office:value-type="string" calcext:value-type="string">
            <text:p>[5.79125545e-01 2.42051120e-02 6.61795789e-03 4.86950154e-03 2.84606064e-03 2.43206433e-03 1.81587760e-03 1.49686747e-03 1.10713450e-03 3.77902653e-04]</text:p>
          </table:table-cell>
          <table:table-cell office:value-type="float" office:value="1.45320821151748" calcext:value-type="float">
            <text:p>1.45320821151748</text:p>
          </table:table-cell>
          <table:table-cell office:value-type="string" calcext:value-type="string">
            <text:p>[('Action|Adventure|Sci-Fi', 0.579125544524622), ('Adventure|Animation|Children|Comedy', 0.02420511201666088), ('Action|Drama|War', 0.006617957885632077), ('Adventure|Fantasy', 0.004869501540636848), ('Drama|Romance', 0.0028460606418767723), ('Crime|Drama|Thriller', 0.0024320643284377733), ('Crime|Drama', 0.0018158775964233092), ('Crime|Drama', 0.001496867471611541), ('Drama', 0.0011071344960813614), ('Comedy|Crime', 0.00037790265269570407)]</text:p>
          </table:table-cell>
          <table:table-cell office:value-type="string" calcext:value-type="string">
            <text:p>['Comedy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14.3313324451447" calcext:value-type="float">
            <text:p>14.331332445144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4482976]</text:p>
          </table:table-cell>
          <table:table-cell office:value-type="float" office:value="4.14242758765986" calcext:value-type="float">
            <text:p>4.14242758765986</text:p>
          </table:table-cell>
          <table:table-cell office:value-type="string" calcext:value-type="string">
            <text:p>[ 70 <text:s/>42 <text:s/>28 214 <text:s/>16 764 774 <text:s/>26 875 121]</text:p>
          </table:table-cell>
          <table:table-cell office:value-type="string" calcext:value-type="string">
            <text:p>[0.6428349 <text:s/>0.1041609 <text:s/>0.07391298 0.04451051 0.04123448 0.03931356 0.02460165 0.02350923 0.0064486 <text:s/>0.00327549]</text:p>
          </table:table-cell>
          <table:table-cell office:value-type="float" office:value="0.0975978273357257" calcext:value-type="float">
            <text:p>0.097597827335726</text:p>
          </table:table-cell>
          <table:table-cell office:value-type="string" calcext:value-type="string">
            <text:p>[('Action|Adventure', 0.6428348963768022), ('Action|Adventure|Sci-Fi|Thriller', 0.10416090434252034), ('Drama|War', 0.07391297532282512), ('Comedy|Drama|War', 0.044510508442028224), ('Comedy|Crime|Drama|Thriller', 0.04123448045831123), ('Adventure|Fantasy', 0.03931355560498101), ('Action|Adventure|Drama|Fantasy', 0.024601653558846918), ('Action|Adventure|Sci-Fi|Thriller', 0.023509228707415574), ('Adventure|Animation|Children|Comedy', 0.006448603731208865), ('Action|Drama|War', 0.0032754910557284047)]</text:p>
          </table:table-cell>
          <table:table-cell office:value-type="string" calcext:value-type="string">
            <text:p>['Adventure|Drama']</text:p>
          </table:table-cell>
          <table:table-cell office:value-type="float" office:value="4.11976047904192" calcext:value-type="float">
            <text:p>4.11976047904192</text:p>
          </table:table-cell>
          <table:table-cell office:value-type="float" office:value="0.933747809941116" calcext:value-type="float">
            <text:p>0.933747809941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'Adventure|Comedy|Sci-Fi', 'Adventure|Drama', 'Crime|Drama', 'Horror', 'Action|Adventure|Sci-Fi|Thriller', 'Comedy|Drama|War', 'Adventure|Children', 'Horror|Thriller', 'Drama|Thriller', 'Horror|Sci-Fi', 'Action|Adventure|Sci-Fi', 'Comedy|Drama|War', 'Action|Adventure', 'Action|Adventure|Sci-Fi', 'Action|Adventure|Sci-Fi|Thriller', 'Comedy', 'Children|Drama|Sci-Fi', 'Action|Horror|Sci-Fi|Thriller', 'Horror|Mystery', 'Action|Sci-Fi']</text:p>
          </table:table-cell>
          <table:table-cell office:value-type="float" office:value="14.0637664794922" calcext:value-type="float">
            <text:p>14.06376647949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84472429]</text:p>
          </table:table-cell>
          <table:table-cell office:value-type="float" office:value="3.70642325892836" calcext:value-type="float">
            <text:p>3.70642325892836</text:p>
          </table:table-cell>
          <table:table-cell office:value-type="string" calcext:value-type="string">
            <text:p>[ 251 <text:s/>253 <text:s/>242 <text:s text:c="2"/>34 <text:s/>244 <text:s/>232 1101 <text:s text:c="2"/>28 <text:s/>774 <text:s/>753]</text:p>
          </table:table-cell>
          <table:table-cell office:value-type="string" calcext:value-type="string">
            <text:p>[0.55037194 0.05372897 0.04537899 0.04523307 0.04426653 0.0295315 0.0160474 <text:s/>0.01314747 0.00404636 0.00323705]</text:p>
          </table:table-cell>
          <table:table-cell office:value-type="float" office:value="0.138301028388413" calcext:value-type="float">
            <text:p>0.138301028388413</text:p>
          </table:table-cell>
          <table:table-cell office:value-type="string" calcext:value-type="string">
            <text:p>[('Action|Drama|Western', 0.5503719355814547), ('Sci-Fi|IMAX', 0.05372896887192737), ('Drama|Mystery|Thriller', 0.04537898783646294), ('Crime|Horror|Thriller', 0.0452330727985455), ('Action|Crime|Drama|Mystery|Sci-Fi|Thriller|IMAX', 0.04426652637894484), ('Crime|Drama', 0.029531501651750364), ('Drama', 0.016047397824749017), ('Drama|War', 0.013147466009493076), ('Action|Adventure|Drama|Fantasy', 0.00404636421568282), ('Adventure|Fantasy', 0.0032370465942382974)]</text:p>
          </table:table-cell>
          <table:table-cell office:value-type="string" calcext:value-type="string">
            <text:p>['Animation|Comedy']</text:p>
          </table:table-cell>
          <table:table-cell office:value-type="float" office:value="3.75597269624573" calcext:value-type="float">
            <text:p>3.75597269624573</text:p>
          </table:table-cell>
          <table:table-cell office:value-type="float" office:value="0.544291027671771" calcext:value-type="float">
            <text:p>0.544291027671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['Documentary', 'Animation', 'Western', 'Comedy', 'Crime|Drama|Film-Noir|Thriller', 'Comedy|Drama|Romance', 'Documentary', 'Drama|War', 'Drama', 'Documentary', 'Drama|Musical', 'Sci-Fi|IMAX', 'Drama', 'Comedy', '(no genres listed)', 'Documentary', 'Comedy', 'Action|Drama|Mystery|Sci-Fi|Thriller|IMAX', 'Adventure|Comedy|Drama', 'Comedy|Crime|Drama']</text:p>
          </table:table-cell>
          <table:table-cell office:value-type="float" office:value="14.2103950977325" calcext:value-type="float">
            <text:p>14.21039509773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7407016]</text:p>
          </table:table-cell>
          <table:table-cell office:value-type="float" office:value="3.27132537073994" calcext:value-type="float">
            <text:p>3.27132537073994</text:p>
          </table:table-cell>
          <table:table-cell office:value-type="string" calcext:value-type="string">
            <text:p>[ 401 2038 <text:s text:c="2"/>73 2900 <text:s/>722 <text:s text:c="2"/>15 <text:s text:c="2"/>40 1105 <text:s text:c="2"/>12 <text:s text:c="3"/>7]</text:p>
          </table:table-cell>
          <table:table-cell office:value-type="string" calcext:value-type="string">
            <text:p>[0.58694369 0.12779793 0.1104262 <text:s/>0.10047886 0.08924241 0.06689544 0.04932184 0.02250799 0.01008813 0.00156493]</text:p>
          </table:table-cell>
          <table:table-cell office:value-type="float" office:value="0.302744792421947" calcext:value-type="float">
            <text:p>0.302744792421947</text:p>
          </table:table-cell>
          <table:table-cell office:value-type="string" calcext:value-type="string">
            <text:p>[('Drama|Horror|Mystery', 0.5869436870346109), ('Action|Crime|Thriller', 0.12779793089540814), ('Action|Adventure|Sci-Fi', 0.11042619779385303), ('Comedy|Drama|Romance', 0.10047886471709168), ('Comedy|War', 0.08924240675634168), ('Action|Adventure|Sci-Fi', 0.06689544483290553), ('Action|Adventure|Thriller', 0.04932184347349043), ('Comedy|Romance', 0.02250798737362896), ('Comedy', 0.010088128997908037), ('Action|Drama|War', 0.0015649282934634822)]</text:p>
          </table:table-cell>
          <table:table-cell office:value-type="string" calcext:value-type="string">
            <text:p>['Action|Sci-Fi']</text:p>
          </table:table-cell>
          <table:table-cell office:value-type="float" office:value="3.46" calcext:value-type="float">
            <text:p>3.46</text:p>
          </table:table-cell>
          <table:table-cell office:value-type="float" office:value="1.16978630527118" calcext:value-type="float">
            <text:p>1.169786305271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Action|Adventure|Drama', 'Action|Adventure|Sci-Fi|Thriller', 'Adventure|Comedy|Fantasy', 'Action|Adventure|Comedy|Fantasy|Romance', 'Drama|Horror|Mystery', 'Action|Crime|Drama|Thriller', 'Action|Adventure|Sci-Fi', 'Comedy', 'Comedy', 'Action|Adventure|Thriller', 'Action|Drama|War', 'Action|Crime', 'Action|Crime', 'Adventure|Comedy|Sci-Fi', 'Action|Thriller', 'Adventure|Children|Fantasy|Musical', 'Action|Adventure|Sci-Fi', 'Animation|Musical', 'Drama', 'Adventure|Comedy|Sci-Fi']</text:p>
          </table:table-cell>
          <table:table-cell office:value-type="float" office:value="13.6147639751434" calcext:value-type="float">
            <text:p>13.614763975143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31352033]</text:p>
          </table:table-cell>
          <table:table-cell office:value-type="float" office:value="3.01614034917354" calcext:value-type="float">
            <text:p>3.01614034917354</text:p>
          </table:table-cell>
          <table:table-cell office:value-type="string" calcext:value-type="string">
            <text:p>[ <text:s/>16 <text:s/>232 <text:s/>444 <text:s/>774 <text:s/>782 1129 <text:s/>744 <text:s/>234 <text:s/>767 <text:s/>809]</text:p>
          </table:table-cell>
          <table:table-cell office:value-type="string" calcext:value-type="string">
            <text:p>[6.38638913e-01 9.98774458e-03 8.38187719e-03 4.39099850e-03 3.50549728e-03 3.38372139e-03 1.29727189e-03 1.02087487e-03 6.97779974e-04 5.09781792e-04]</text:p>
          </table:table-cell>
          <table:table-cell office:value-type="float" office:value="0.297379976263074" calcext:value-type="float">
            <text:p>0.297379976263074</text:p>
          </table:table-cell>
          <table:table-cell office:value-type="string" calcext:value-type="string">
            <text:p>[('Comedy|Crime|Drama|Thriller', 0.6386389128429545), ('Crime|Drama', 0.009987744576097872), ('Mystery|Thriller', 0.008381877187186557), ('Action|Adventure|Drama|Fantasy', 0.004390998499121229), ('Action|Adventure|Sci-Fi|IMAX', 0.003505497278105915), ('Drama|Romance|Sci-Fi', 0.003383721389155967), ('Adventure|Animation|Children|Comedy|Fantasy|Romance', 0.0012972718876041284), ('Action|Crime|Thriller', 0.0010208748685330428), ('Action|Adventure|Sci-Fi|Thriller', 0.0006977799740382777), ('Action|Crime|IMAX', 0.0005097817919322268)]</text:p>
          </table:table-cell>
          <table:table-cell office:value-type="string" calcext:value-type="string">
            <text:p>['Adventure|Comedy|Sci-Fi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14.2579255104065" calcext:value-type="float">
            <text:p>14.257925510406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18992469]</text:p>
          </table:table-cell>
          <table:table-cell office:value-type="float" office:value="3.26689395815628" calcext:value-type="float">
            <text:p>3.26689395815628</text:p>
          </table:table-cell>
          <table:table-cell office:value-type="string" calcext:value-type="string">
            <text:p>[ 774 <text:s text:c="2"/>68 <text:s text:c="2"/>15 <text:s/>232 <text:s text:c="2"/>73 <text:s/>431 <text:s/>219 2250 <text:s/>103 3190]</text:p>
          </table:table-cell>
          <table:table-cell office:value-type="string" calcext:value-type="string">
            <text:p>[0.76056061 0.03623481 0.02994996 0.02124032 0.01971079 0.01568572 0.01358044 0.01309639 0.011453 <text:s text:c="2"/>0.00179289]</text:p>
          </table:table-cell>
          <table:table-cell office:value-type="float" office:value="0.923030735382366" calcext:value-type="float">
            <text:p>0.923030735382366</text:p>
          </table:table-cell>
          <table:table-cell office:value-type="string" calcext:value-type="string">
            <text:p>[('Action|Adventure|Drama|Fantasy', 0.7605606103870088), ('Action|Adventure|Sci-Fi', 0.03623480949984311), ('Action|Adventure|Sci-Fi', 0.029949955730413595), ('Crime|Drama', 0.021240317719531263), ('Action|Adventure|Sci-Fi', 0.019710793454704355), ('Action|Drama|Romance', 0.015685718245899705), ('Action|Adventure|Drama', 0.013580437469424528), ('Action|Adventure|Drama', 0.013096387764505918), ('Crime|Film-Noir|Mystery|Thriller', 0.0114530013241648), ('Comedy|Drama|Romance', 0.0017928901342313187)]</text:p>
          </table:table-cell>
          <table:table-cell office:value-type="string" calcext:value-type="string">
            <text:p>['Animation|Children|Fantasy|Musical|Romance|IMAX']</text:p>
          </table:table-cell>
          <table:table-cell office:value-type="float" office:value="3.26699029126214" calcext:value-type="float">
            <text:p>3.26699029126214</text:p>
          </table:table-cell>
          <table:table-cell office:value-type="float" office:value="1.08568696426353" calcext:value-type="float">
            <text:p>1.085686964263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'Comedy|Romance', 'Drama|Romance', 'Action|Adventure|Sci-Fi', 'Comedy|Drama|Romance', 'Action|Adventure|Sci-Fi', 'Comedy|Drama|Romance', 'Drama|Romance', 'Crime|Drama', 'Action|Adventure|Drama', 'Comedy|Romance', 'Drama|Romance', 'Action|Drama|Romance', 'Crime|Drama', 'Crime|Mystery|Thriller', 'Action|Adventure|Drama', 'Drama', 'Comedy|Crime|Drama|Thriller', 'Action|Adventure|Sci-Fi', 'Action|Adventure|Drama|Fantasy', 'Adventure|Fantasy']</text:p>
          </table:table-cell>
          <table:table-cell office:value-type="float" office:value="14.1648149490356" calcext:value-type="float">
            <text:p>14.164814949035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32295246]</text:p>
          </table:table-cell>
          <table:table-cell office:value-type="float" office:value="4.04893112297894" calcext:value-type="float">
            <text:p>4.04893112297894</text:p>
          </table:table-cell>
          <table:table-cell office:value-type="string" calcext:value-type="string">
            <text:p>[ 192 <text:s/>108 <text:s/>277 <text:s/>335 <text:s text:c="2"/>85 <text:s/>444 1143 <text:s/>864 1125 <text:s/>725]</text:p>
          </table:table-cell>
          <table:table-cell office:value-type="string" calcext:value-type="string">
            <text:p>[8.20650891e-01 2.39963493e-02 5.73651252e-03 5.36523216e-03 4.67246340e-03 1.99595280e-03 6.56438808e-04 6.15563139e-04 4.91099564e-04 4.09990207e-04]</text:p>
          </table:table-cell>
          <table:table-cell office:value-type="float" office:value="0.274021340749062" calcext:value-type="float">
            <text:p>0.274021340749062</text:p>
          </table:table-cell>
          <table:table-cell office:value-type="string" calcext:value-type="string">
            <text:p>[('Action|Crime|Drama|Thriller', 0.8206508908705796), ('Comedy|Crime', 0.023996349285256954), ('Drama', 0.005736512520009319), ('Drama|Romance', 0.005365232157852499), ('Adventure|Comedy|Sci-Fi', 0.004672463399490027), ('Mystery|Thriller', 0.001995952795068691), ('Crime|Drama|Film-Noir', 0.0006564388081181302), ('Comedy|Drama|Romance', 0.000615563138508405), ('Comedy|Romance', 0.0004910995639993657), ('Drama', 0.0004099902067175031)]</text:p>
          </table:table-cell>
          <table:table-cell office:value-type="string" calcext:value-type="string">
            <text:p>['Action|Crime|Film-Noir|Mystery|Thriller']</text:p>
          </table:table-cell>
          <table:table-cell office:value-type="float" office:value="4.02076124567474" calcext:value-type="float">
            <text:p>4.02076124567474</text:p>
          </table:table-cell>
          <table:table-cell office:value-type="float" office:value="0.742611664913018" calcext:value-type="float">
            <text:p>0.74261166491301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'Comedy', 'Comedy|Drama', 'Drama', 'Action|Comedy|Sci-Fi', 'Adventure|Animation|Children|Comedy|Sci-Fi', 'Comedy', 'Comedy|Musical', 'Action|Adventure|Comedy|Sci-Fi', 'Animation|Children|Comedy', 'Comedy|Drama|Musical', 'Action|Romance|Sci-Fi|Thriller', 'Drama', 'Comedy|Crime|Mystery|Thriller', 'Drama|Romance', 'Action|Crime|IMAX', 'Comedy|Crime', 'Adventure|Children|Musical', 'Comedy|Romance', 'Comedy|Drama', 'Drama']</text:p>
          </table:table-cell>
          <table:table-cell office:value-type="float" office:value="13.8336601257324" calcext:value-type="float">
            <text:p>13.83366012573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05412157]</text:p>
          </table:table-cell>
          <table:table-cell office:value-type="float" office:value="1.7664603828175" calcext:value-type="float">
            <text:p>1.7664603828175</text:p>
          </table:table-cell>
          <table:table-cell office:value-type="string" calcext:value-type="string">
            <text:p>[ <text:s/>16 <text:s/>588 1125 2250 <text:s/>166 <text:s/>192 <text:s/>774 <text:s/>764 <text:s text:c="3"/>4 <text:s/>234]</text:p>
          </table:table-cell>
          <table:table-cell office:value-type="string" calcext:value-type="string">
            <text:p>[0.52621203 0.02870623 0.01530744 0.01306012 0.01081134 0.00804044 0.00655472 0.00365685 0.00355011 0.00223177]</text:p>
          </table:table-cell>
          <table:table-cell office:value-type="float" office:value="1.28766118530281" calcext:value-type="float">
            <text:p>1.28766118530281</text:p>
          </table:table-cell>
          <table:table-cell office:value-type="string" calcext:value-type="string">
            <text:p>[('Comedy|Crime|Drama|Thriller', 0.526212026402102), ('Action|Crime|Drama|Thriller', 0.0287062292152345), ('Comedy|Romance', 0.015307435897708874), ('Action|Adventure|Drama', 0.013060117904559111), ('Action|Sci-Fi|Thriller', 0.010811338436862218), ('Action|Crime|Drama|Thriller', 0.008040439801889744), ('Action|Adventure|Drama|Fantasy', 0.00655472266789095), ('Adventure|Fantasy', 0.003656845495197684), ('Crime|Mystery|Thriller', 0.0035501111781970096), ('Action|Crime|Thriller', 0.002231769844776133)]</text:p>
          </table:table-cell>
          <table:table-cell office:value-type="string" calcext:value-type="string">
            <text:p>['Action|Comedy|Sci-Fi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14.0416216850281" calcext:value-type="float">
            <text:p>14.04162168502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28611438]</text:p>
          </table:table-cell>
          <table:table-cell office:value-type="float" office:value="4.30750488969792" calcext:value-type="float">
            <text:p>4.30750488969792</text:p>
          </table:table-cell>
          <table:table-cell office:value-type="string" calcext:value-type="string">
            <text:p>[2038 <text:s text:c="2"/>73 <text:s/>401 <text:s text:c="2"/>15 <text:s/>722 <text:s/>383 <text:s text:c="2"/>28 1094 1027 <text:s/>188]</text:p>
          </table:table-cell>
          <table:table-cell office:value-type="string" calcext:value-type="string">
            <text:p>[5.13334905e-01 2.22339813e-01 1.28933891e-01 7.55618622e-02 6.18138691e-02 3.31261356e-02 3.10668823e-02 2.33962469e-02 5.52109845e-04 7.93493921e-05]</text:p>
          </table:table-cell>
          <table:table-cell office:value-type="float" office:value="0.021390511073621" calcext:value-type="float">
            <text:p>0.021390511073621</text:p>
          </table:table-cell>
          <table:table-cell office:value-type="string" calcext:value-type="string">
            <text:p>[('Action|Crime|Thriller', 0.5133349052242575), ('Action|Adventure|Sci-Fi', 0.2223398125557054), ('Drama|Horror|Mystery', 0.1289338910031341), ('Action|Adventure|Sci-Fi', 0.0755618621738278), ('Comedy|War', 0.061813869128324705), ('Drama|Mystery|Thriller', 0.03312613560403297), ('Drama|War', 0.031066882343550838), ('Action|Sci-Fi|Thriller', 0.023396246915114733), ('Crime|Drama', 0.0005521098450199016), ('Action|Drama|War', 7.934939207332643e-05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4.35514018691589" calcext:value-type="float">
            <text:p>4.35514018691589</text:p>
          </table:table-cell>
          <table:table-cell office:value-type="float" office:value="0.95948132842696" calcext:value-type="float">
            <text:p>0.959481328426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'Action|Drama|War', 'Action|Drama|War', 'Crime|Drama', 'Action|Drama|War', 'Action|Drama|War', 'Drama|War', 'Action|Mystery', 'Children|Drama|Sci-Fi', 'Mystery|Thriller', 'Drama|Romance', 'Drama|War', 'Adventure|Comedy|Fantasy|Sci-Fi', 'Crime|Film-Noir|Mystery|Thriller', 'Drama|Mystery|Romance|Thriller', 'Drama|Romance|Thriller', 'Drama|Thriller', 'Drama|Mystery|Romance|Thriller', 'Animation|Comedy|Drama|Fantasy', 'Action|Thriller', 'Crime|Horror']</text:p>
          </table:table-cell>
          <table:table-cell office:value-type="float" office:value="14.0852515697479" calcext:value-type="float">
            <text:p>14.08525156974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65720058]</text:p>
          </table:table-cell>
          <table:table-cell office:value-type="float" office:value="4.36428352296397" calcext:value-type="float">
            <text:p>4.36428352296397</text:p>
          </table:table-cell>
          <table:table-cell office:value-type="string" calcext:value-type="string">
            <text:p>[ <text:s/>72 <text:s/>192 1125 <text:s text:c="2"/>36 1094 1146 <text:s/>184 <text:s text:c="2"/>16 1093 1101]</text:p>
          </table:table-cell>
          <table:table-cell office:value-type="string" calcext:value-type="string">
            <text:p>[0.9068632 <text:s/>0.00425476 0.00321371 0.0031658 <text:s/>0.00305984 0.00244783 0.0023523 <text:s/>0.00217048 0.00200966 0.00190254]</text:p>
          </table:table-cell>
          <table:table-cell office:value-type="float" office:value="0.292917053580063" calcext:value-type="float">
            <text:p>0.292917053580063</text:p>
          </table:table-cell>
          <table:table-cell office:value-type="string" calcext:value-type="string">
            <text:p>[('Action|Drama|War', 0.906863196882899), ('Action|Crime|Drama|Thriller', 0.004254758627512292), ('Comedy|Romance', 0.003213706994563678), ('Comedy|Crime|Drama|Thriller', 0.003165797026334044), ('Action|Sci-Fi|Thriller', 0.0030598399045536286), ('Action|Adventure|Crime|Drama|Thriller', 0.0024478330631448587), ('Drama|Romance', 0.002352299425576928), ('Comedy|Crime|Drama|Thriller', 0.0021704826801946177), ('Crime|Drama|Thriller', 0.002009664284454741), ('Drama', 0.0019025364195723673)]</text:p>
          </table:table-cell>
          <table:table-cell office:value-type="string" calcext:value-type="string">
            <text:p>['Drama|Mystery']</text:p>
          </table:table-cell>
          <table:table-cell office:value-type="float" office:value="4.12688821752266" calcext:value-type="float">
            <text:p>4.12688821752266</text:p>
          </table:table-cell>
          <table:table-cell office:value-type="float" office:value="0.750972571546157" calcext:value-type="float">
            <text:p>0.75097257154615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['Crime|Drama|Mystery', 'Comedy|Crime|Drama|Thriller', 'Documentary', 'Comedy', 'Mystery|Sci-Fi|Thriller', 'Comedy|Romance', 'Action|Adventure|Drama', 'Horror|Mystery', 'Drama|War', 'Comedy', 'Comedy|Crime|Drama', 'Crime|Film-Noir|Mystery|Thriller', 'Drama|War', 'Comedy|Crime|Drama', 'Drama', 'Crime|Drama', 'Documentary', 'Crime|Fantasy|Horror', 'Adventure|Drama', 'Drama']</text:p>
          </table:table-cell>
          <table:table-cell office:value-type="float" office:value="14.0865967273712" calcext:value-type="float">
            <text:p>14.08659672737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8133675]</text:p>
          </table:table-cell>
          <table:table-cell office:value-type="float" office:value="1.07361254242824" calcext:value-type="float">
            <text:p>1.07361254242824</text:p>
          </table:table-cell>
          <table:table-cell office:value-type="string" calcext:value-type="string">
            <text:p>[ 27 <text:s/>20 <text:s/>34 <text:s/>26 621 478 <text:s/>25 463 480 <text:s/>16]</text:p>
          </table:table-cell>
          <table:table-cell office:value-type="string" calcext:value-type="string">
            <text:p>[0.33465056 0.14206143 0.10589809 0.10060872 0.03205795 0.03145766 0.02602716 0.02197379 0.02111832 0.02004012]</text:p>
          </table:table-cell>
          <table:table-cell office:value-type="float" office:value="1.73975495751614" calcext:value-type="float">
            <text:p>1.73975495751614</text:p>
          </table:table-cell>
          <table:table-cell office:value-type="string" calcext:value-type="string">
            <text:p>[('Comedy|Drama', 0.334650564700792), ('Comedy|Drama|Romance|War', 0.14206142763046994), ('Crime|Horror|Thriller', 0.10589808623287204), ('Action|Adventure|Sci-Fi|Thriller', 0.10060872407785777), ('Action|Romance|Thriller', 0.032057948800769315), ('Action|Sci-Fi', 0.03145765719605013), ('Thriller', 0.026027160648755664), ('Adventure|Drama|IMAX', 0.021973793244275914), ('Comedy|Romance', 0.02111831631103328), ('Comedy|Crime|Drama|Thriller', 0.02004011918162127)]</text:p>
          </table:table-cell>
          <table:table-cell office:value-type="string" calcext:value-type="string">
            <text:p>['Adventure|Western']</text:p>
          </table:table-cell>
          <table:table-cell office:value-type="float" office:value="2.38625" calcext:value-type="float">
            <text:p>2.38625</text:p>
          </table:table-cell>
          <table:table-cell office:value-type="float" office:value="1.34589596087513" calcext:value-type="float">
            <text:p>1.3458959608751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['Adventure|Drama|Fantasy', 'Drama', 'Animation|Children', 'Children|Drama|Mystery', 'Comedy|Drama', 'Adventure|Animation|Children|Fantasy|IMAX', 'Children|Comedy', 'Children|Comedy', 'Adventure|Children|Fantasy', 'Children|Comedy|Fantasy|Musical', 'Comedy|Drama|Romance', 'Adventure|Animation|Children|Drama', 'Comedy|Drama|Mystery', 'Musical|Romance', 'Animation|Children|Comedy|Musical', 'Children|Drama|Sci-Fi', 'Animation|Children|Fantasy|Musical', 'Comedy|Romance', 'Adventure|Comedy|Sci-Fi', 'Comedy|Musical']</text:p>
          </table:table-cell>
          <table:table-cell office:value-type="float" office:value="14.5354778766632" calcext:value-type="float">
            <text:p>14.535477876663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2.41279289]</text:p>
          </table:table-cell>
          <table:table-cell office:value-type="float" office:value="2.72738258081652" calcext:value-type="float">
            <text:p>2.72738258081652</text:p>
          </table:table-cell>
          <table:table-cell office:value-type="string" calcext:value-type="string">
            <text:p>[1027 <text:s/>184 <text:s text:c="2"/>34 <text:s/>915 <text:s/>398 <text:s text:c="2"/>84 <text:s/>353 <text:s/>751 1125 2904]</text:p>
          </table:table-cell>
          <table:table-cell office:value-type="string" calcext:value-type="string">
            <text:p>[0.31027801 0.159393 <text:s text:c="2"/>0.12555093 0.10251366 0.0851493 <text:s/>0.03899147 0.01618662 0.01145306 0.01027701 0.00531052]</text:p>
          </table:table-cell>
          <table:table-cell office:value-type="float" office:value="0.314589694702529" calcext:value-type="float">
            <text:p>0.314589694702529</text:p>
          </table:table-cell>
          <table:table-cell office:value-type="string" calcext:value-type="string">
            <text:p>[('Crime|Drama', 0.31027800610717204), ('Drama|Romance', 0.15939299683868677), ('Crime|Horror|Thriller', 0.12555092580987354), ('Adventure|Animation|Children|Drama', 0.10251365843437586), ('Comedy', 0.08514930309071131), ('Comedy|Fantasy|Romance', 0.03899147112143306), ('Drama', 0.016186617153132913), ('Adventure|Animation|Children|Comedy|Fantasy', 0.011453055108418268), ('Comedy|Romance', 0.010277012829775162), ('Horror|Mystery', 0.00531052475836045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2.90277777777778" calcext:value-type="float">
            <text:p>2.90277777777778</text:p>
          </table:table-cell>
          <table:table-cell office:value-type="float" office:value="1.16161273056147" calcext:value-type="float">
            <text:p>1.1616127305614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['Crime|Drama', 'Comedy|War', 'Thriller', 'Comedy|Drama', 'Comedy|Romance', 'Horror|Mystery', 'Drama', 'Crime|Film-Noir|Thriller', 'Drama|Thriller', 'Action|Crime|IMAX', 'Comedy', 'Horror', 'Comedy|Drama|Romance', 'Comedy', 'Action|Adventure', 'Action|Drama|War', 'Adventure|Comedy', 'Comedy|Romance', 'Comedy|Fantasy|Romance', 'Documentary']</text:p>
          </table:table-cell>
          <table:table-cell office:value-type="float" office:value="16.5334236621857" calcext:value-type="float">
            <text:p>16.53342366218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95024782]</text:p>
          </table:table-cell>
          <table:table-cell office:value-type="float" office:value="4.12093320336606" calcext:value-type="float">
            <text:p>4.12093320336606</text:p>
          </table:table-cell>
          <table:table-cell office:value-type="string" calcext:value-type="string">
            <text:p>[ 192 <text:s/>203 <text:s/>232 <text:s/>244 <text:s/>238 <text:s text:c="2"/>20 <text:s/>754 <text:s/>166 <text:s/>237 1050]</text:p>
          </table:table-cell>
          <table:table-cell office:value-type="string" calcext:value-type="string">
            <text:p>[0.43206123 0.13108142 0.09907019 0.05719888 0.04179933 0.04088875 0.02573278 0.02262573 0.00979743 0.00303314]</text:p>
          </table:table-cell>
          <table:table-cell office:value-type="float" office:value="0.170685386051976" calcext:value-type="float">
            <text:p>0.170685386051976</text:p>
          </table:table-cell>
          <table:table-cell office:value-type="string" calcext:value-type="string">
            <text:p>[('Action|Crime|Drama|Thriller', 0.4320612274815121), ('Crime|Drama', 0.13108141739210522), ('Crime|Drama', 0.09907019426839399), ('Action|Crime|Drama|Mystery|Sci-Fi|Thriller|IMAX', 0.05719888161864368), ('Action|Crime|Drama|IMAX', 0.0417993276821908), ('Comedy|Drama|Romance|War', 0.04088874788396013), ('Drama|Romance', 0.025732778450745796), ('Action|Sci-Fi|Thriller', 0.02262573473920085), ('Crime|Drama|Thriller', 0.00979743435133232), ('Action|Adventure|Drama|Sci-Fi|Thriller', 0.003033140386015901)]</text:p>
          </table:table-cell>
          <table:table-cell office:value-type="string" calcext:value-type="string">
            <text:p>['Crime|Drama']</text:p>
          </table:table-cell>
          <table:table-cell office:value-type="float" office:value="3.85972222222222" calcext:value-type="float">
            <text:p>3.85972222222222</text:p>
          </table:table-cell>
          <table:table-cell office:value-type="float" office:value="0.801328709467771" calcext:value-type="float">
            <text:p>0.80132870946777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'Action|Crime|Drama|Thriller', 'Drama|Sci-Fi|Thriller', 'Comedy|Drama|Fantasy|Romance', 'Horror|Mystery|Thriller', 'Comedy', 'Animation|Comedy', 'Drama|Horror|Mystery|Sci-Fi|Thriller', 'Drama', 'Drama|Fantasy|Musical|Romance', 'Drama|Thriller', 'Animation|Drama|Fantasy', 'Drama', 'Drama|Romance', 'Action|Comedy', 'Action|Sci-Fi|Thriller', 'Crime|Drama|Mystery|Thriller', 'Drama|Mystery|Thriller', 'Comedy|Drama|Romance', 'Action|Sci-Fi|Thriller', 'Drama']</text:p>
          </table:table-cell>
          <table:table-cell office:value-type="float" office:value="14.0729787349701" calcext:value-type="float">
            <text:p>14.072978734970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50001543]</text:p>
          </table:table-cell>
          <table:table-cell office:value-type="float" office:value="3.53167527352195" calcext:value-type="float">
            <text:p>3.53167527352195</text:p>
          </table:table-cell>
          <table:table-cell office:value-type="string" calcext:value-type="string">
            <text:p>[ <text:s/>20 <text:s/>192 <text:s/>744 <text:s/>401 <text:s/>121 <text:s text:c="2"/>34 <text:s text:c="3"/>7 <text:s text:c="2"/>16 1159 <text:s/>774]</text:p>
          </table:table-cell>
          <table:table-cell office:value-type="string" calcext:value-type="string">
            <text:p>[0.60964424 0.0276799 <text:s/>0.02084047 0.01424966 0.01182752 0.00931257 0.00887185 0.00847327 0.0069339 <text:s/>0.00134717]</text:p>
          </table:table-cell>
          <table:table-cell office:value-type="float" office:value="0.0316598477878465" calcext:value-type="float">
            <text:p>0.031659847787847</text:p>
          </table:table-cell>
          <table:table-cell office:value-type="string" calcext:value-type="string">
            <text:p>[('Comedy|Drama|Romance|War', 0.6096442443301984), ('Action|Crime|Drama|Thriller', 0.02767989650818728), ('Adventure|Animation|Children|Comedy|Fantasy|Romance', 0.020840472059298037), ('Drama|Horror|Mystery', 0.014249657354907398), ('Action|Drama|War', 0.0118275199991029), ('Crime|Horror|Thriller', 0.009312566565293725), ('Action|Drama|War', 0.008871853303912073), ('Comedy|Crime|Drama|Thriller', 0.008473267219567867), ('Comedy|Crime|Drama', 0.006933897644115994), ('Action|Adventure|Drama|Fantasy', 0.0013471660612046623)]</text:p>
          </table:table-cell>
          <table:table-cell office:value-type="string" calcext:value-type="string">
            <text:p>['Drama|Thriller|War']</text:p>
          </table:table-cell>
          <table:table-cell office:value-type="float" office:value="3.53267973856209" calcext:value-type="float">
            <text:p>3.53267973856209</text:p>
          </table:table-cell>
          <table:table-cell office:value-type="float" office:value="0.535269776873231" calcext:value-type="float">
            <text:p>0.53526977687323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['Comedy|Crime|Drama', 'Comedy|Drama|Romance|War', 'Action|Crime|Drama|Thriller', 'Crime|Drama', 'Action|Crime|Drama|Mystery|Sci-Fi|Thriller|IMAX', 'Comedy|Drama', 'Action|Sci-Fi|Thriller', 'Action|Adventure|Drama', 'Drama|War', 'Drama', 'Action|Crime|Drama|Thriller', 'Drama|Thriller|War', 'Crime|Drama|Mystery', 'Thriller', 'Adventure|Drama|Romance', 'Adventure|Fantasy', 'Action|Adventure|Comedy|Sci-Fi', 'Action|Adventure|Crime|Drama|Thriller', 'Adventure|Fantasy', 'Mystery|Thriller']</text:p>
          </table:table-cell>
          <table:table-cell office:value-type="float" office:value="14.3385453224182" calcext:value-type="float">
            <text:p>14.338545322418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09345545]</text:p>
          </table:table-cell>
          <table:table-cell office:value-type="float" office:value="3.02316205067056" calcext:value-type="float">
            <text:p>3.02316205067056</text:p>
          </table:table-cell>
          <table:table-cell office:value-type="string" calcext:value-type="string">
            <text:p>[ <text:s/>20 <text:s text:c="2"/>28 <text:s/>774 <text:s/>875 <text:s/>753 <text:s/>754 <text:s text:c="3"/>7 <text:s/>764 3190 <text:s/>166]</text:p>
          </table:table-cell>
          <table:table-cell office:value-type="string" calcext:value-type="string">
            <text:p>[5.88248666e-01 3.48979889e-02 1.65253327e-02 1.27082120e-02 9.43064101e-03 6.56502719e-03 6.42720740e-03 3.14006169e-03 8.30260331e-04 3.08771503e-04]</text:p>
          </table:table-cell>
          <table:table-cell office:value-type="float" office:value="0.0702933953143212" calcext:value-type="float">
            <text:p>0.070293395314321</text:p>
          </table:table-cell>
          <table:table-cell office:value-type="string" calcext:value-type="string">
            <text:p>[('Comedy|Drama|Romance|War', 0.5882486661248568), ('Drama|War', 0.03489798890696085), ('Action|Adventure|Drama|Fantasy', 0.016525332717970288), ('Adventure|Animation|Children|Comedy', 0.012708211986606838), ('Adventure|Fantasy', 0.00943064101270322), ('Drama|Romance', 0.006565027187676181), ('Action|Drama|War', 0.006427207404560235), ('Adventure|Fantasy', 0.0031400616860016873), ('Comedy|Drama|Romance', 0.000830260330823478), ('Action|Sci-Fi|Thriller', 0.0003087715027560986)]</text:p>
          </table:table-cell>
          <table:table-cell office:value-type="string" calcext:value-type="string">
            <text:p>['Action|Comedy|Sci-Fi']</text:p>
          </table:table-cell>
          <table:table-cell office:value-type="float" office:value="3.23026315789474" calcext:value-type="float">
            <text:p>3.23026315789474</text:p>
          </table:table-cell>
          <table:table-cell office:value-type="float" office:value="1.32521296568972" calcext:value-type="float">
            <text:p>1.3252129656897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'Drama|Sci-Fi', 'Action|Comedy|War', 'Adventure|Animation|Fantasy', 'Crime|Horror|Thriller', 'Action|Drama|Sci-Fi', 'Comedy', 'Adventure|Comedy|Sci-Fi', 'Crime|Horror', 'Comedy|Drama|Romance|War', 'Action|Adventure|Drama', 'Action|Sci-Fi|Thriller', 'Action|Adventure|Sci-Fi', 'Action|Adventure|Sci-Fi|Thriller', 'Drama|Romance', 'Adventure|Fantasy', 'Action|Comedy|Musical', 'Adventure|Fantasy', 'Adventure|Drama|Sci-Fi', 'Adventure|Animation|Children|Comedy|Fantasy', 'Comedy|Romance']</text:p>
          </table:table-cell>
          <table:table-cell office:value-type="float" office:value="14.1032485961914" calcext:value-type="float">
            <text:p>14.10324859619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4.08812828]</text:p>
          </table:table-cell>
          <table:table-cell office:value-type="float" office:value="4.16440777396436" calcext:value-type="float">
            <text:p>4.16440777396436</text:p>
          </table:table-cell>
          <table:table-cell office:value-type="string" calcext:value-type="string">
            <text:p>[ <text:s/>15 1136 1027 <text:s text:c="2"/>68 2424 <text:s/>189 2146 <text:s text:c="2"/>45 3233 2684]</text:p>
          </table:table-cell>
          <table:table-cell office:value-type="string" calcext:value-type="string">
            <text:p>[7.73803090e-01 1.83313024e-02 7.96507058e-03 4.51114006e-03 4.43626150e-03 4.26039887e-03 3.67372079e-03 5.73909962e-04 6.14263894e-05 9.33545028e-06]</text:p>
          </table:table-cell>
          <table:table-cell office:value-type="float" office:value="0.0762794949215522" calcext:value-type="float">
            <text:p>0.076279494921552</text:p>
          </table:table-cell>
          <table:table-cell office:value-type="string" calcext:value-type="string">
            <text:p>[('Action|Adventure|Sci-Fi', 0.7738030898498266), ('Crime|Drama', 0.018331302351533456), ('Crime|Drama', 0.007965070584160364), ('Action|Adventure|Sci-Fi', 0.004511140055585928), ('Documentary', 0.004436261500228873), ('Action|Adventure|Thriller', 0.004260398873718322), ('Action|Horror', 0.0036737207920186283), ('Drama|Mystery', 0.0005739099618387865), ('Drama', 6.142638936893585e-05), ('Crime|Drama', 9.335450281036815e-06)]</text:p>
          </table:table-cell>
          <table:table-cell office:value-type="string" calcext:value-type="string">
            <text:p>['Comedy|Drama|Romance']</text:p>
          </table:table-cell>
          <table:table-cell office:value-type="float" office:value="4.14232209737828" calcext:value-type="float">
            <text:p>4.14232209737828</text:p>
          </table:table-cell>
          <table:table-cell office:value-type="float" office:value="0.68310746326302" calcext:value-type="float">
            <text:p>0.683107463263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['Action|Adventure', 'Drama', 'Children|Drama|Sci-Fi', 'Drama|Musical|Romance', 'Drama', 'Comedy|Romance', 'Action|Western', 'Drama|Western', 'Comedy|Romance', 'Crime|Drama', 'Crime|Drama|Thriller', 'Action|Adventure|Drama|Western', 'Film-Noir|Mystery', 'Adventure|Drama|War', 'Drama', 'Drama', 'Crime|Film-Noir|Mystery|Thriller', 'Drama|Mystery', 'Adventure|Children|Fantasy|Musical', 'Action|Adventure|Sci-Fi']</text:p>
          </table:table-cell>
          <table:table-cell office:value-type="float" office:value="18.3538489341736" calcext:value-type="float">
            <text:p>18.35384893417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17334196]</text:p>
          </table:table-cell>
          <table:table-cell office:value-type="float" office:value="3.69639116058936" calcext:value-type="float">
            <text:p>3.69639116058936</text:p>
          </table:table-cell>
          <table:table-cell office:value-type="string" calcext:value-type="string">
            <text:p>[ 753 <text:s/>166 1074 <text:s/>257 <text:s text:c="2"/>73 <text:s text:c="2"/>15 <text:s/>809 1060 <text:s text:c="2"/>70 <text:s/>238]</text:p>
          </table:table-cell>
          <table:table-cell office:value-type="string" calcext:value-type="string">
            <text:p>[0.52453942 0.05085198 0.04777831 0.04537664 0.03121263 0.02802075 0.02308466 0.00902444 0.00616115 0.00363886]</text:p>
          </table:table-cell>
          <table:table-cell office:value-type="float" office:value="0.52304920505733" calcext:value-type="float">
            <text:p>0.52304920505733</text:p>
          </table:table-cell>
          <table:table-cell office:value-type="string" calcext:value-type="string">
            <text:p>[('Adventure|Fantasy', 0.5245394185254042), ('Action|Sci-Fi|Thriller', 0.05085198354079935), ('Action|Adventure|Sci-Fi|IMAX', 0.04777830872424736), ('Action|Adventure|Sci-Fi|Thriller', 0.045376639525505816), ('Action|Adventure|Sci-Fi', 0.03121263437066773), ('Action|Adventure|Sci-Fi', 0.028020748105419695), ('Action|Crime|IMAX', 0.02308465816134416), ('Mystery|Sci-Fi|Thriller', 0.00902443834102847), ('Action|Adventure', 0.00616115403882468), ('Action|Crime|Drama|IMAX', 0.0036388579495523357)]</text:p>
          </table:table-cell>
          <table:table-cell office:value-type="string" calcext:value-type="string">
            <text:p>['Action|Adventure|Fantasy|IMAX']</text:p>
          </table:table-cell>
          <table:table-cell office:value-type="float" office:value="3.49513381995134" calcext:value-type="float">
            <text:p>3.49513381995134</text:p>
          </table:table-cell>
          <table:table-cell office:value-type="float" office:value="0.687019493909691" calcext:value-type="float">
            <text:p>0.6870194939096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['Adventure|Animation|Fantasy|Romance', 'Action|Adventure|Fantasy|Sci-Fi', 'Action|Adventure|Animation|Drama|Fantasy', 'Comedy|Crime|Drama|Thriller', 'Action|Sci-Fi', 'Animation|Children|Drama|Fantasy', 'Comedy|Drama|Romance', 'Action|Horror|Sci-Fi|Thriller', 'Action|Adventure|Sci-Fi', 'Action|Adventure|Sci-Fi|Thriller', 'Action|Adventure|Sci-Fi|IMAX', 'Action|Adventure|Sci-Fi', 'Action|Animation|Comedy', 'Drama|Mystery|Sci-Fi|Thriller', 'Adventure|Animation|Children|Drama|Musical', 'Comedy|Horror', 'Drama|Horror|Mystery|Thriller', 'Action|Adventure|Sci-Fi', 'Action|Adventure|Fantasy', 'Action|Adventure|Animation|Children|Fantasy|Sci-Fi']</text:p>
          </table:table-cell>
          <table:table-cell office:value-type="float" office:value="14.7220120429993" calcext:value-type="float">
            <text:p>14.72201204299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[3.75506273]</text:p>
          </table:table-cell>
          <table:table-cell office:value-type="float" office:value="3.64357442813949" calcext:value-type="float">
            <text:p>3.64357442813949</text:p>
          </table:table-cell>
          <table:table-cell office:value-type="string" calcext:value-type="string">
            <text:p>[ <text:s/>34 <text:s/>242 <text:s/>244 <text:s/>253 1021 2382 1101 <text:s/>232 1361 2829]</text:p>
          </table:table-cell>
          <table:table-cell office:value-type="string" calcext:value-type="string">
            <text:p>[0.73891898 0.0236015 <text:s/>0.00936597 0.00799002 0.00791019 0.00355138 0.00326937 0.00304055 0.0019503 <text:s/>0.00098683]</text:p>
          </table:table-cell>
          <table:table-cell office:value-type="float" office:value="0.111488303730067" calcext:value-type="float">
            <text:p>0.111488303730067</text:p>
          </table:table-cell>
          <table:table-cell office:value-type="string" calcext:value-type="string">
            <text:p>[('Crime|Horror|Thriller', 0.7389189830650239), ('Drama|Mystery|Thriller', 0.023601496972828498), ('Action|Crime|Drama|Mystery|Sci-Fi|Thriller|IMAX', 0.009365967774275473), ('Sci-Fi|IMAX', 0.007990017986637815), ('Comedy|Crime|Thriller', 0.007910194807797762), ('Drama', 0.0035513820914867917), ('Drama', 0.003269370055849967), ('Crime|Drama', 0.003040548571415567), ('Drama|Thriller|War', 0.0019503006475653844), ('Drama|Thriller', 0.000986828624472013)]</text:p>
          </table:table-cell>
          <table:table-cell office:value-type="string" calcext:value-type="string">
            <text:p>['Drama']</text:p>
          </table:table-cell>
          <table:table-cell office:value-type="float" office:value="3.62797619047619" calcext:value-type="float">
            <text:p>3.62797619047619</text:p>
          </table:table-cell>
          <table:table-cell office:value-type="float" office:value="1.04082874461824" calcext:value-type="float">
            <text:p>1.0408287446182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'Comedy|Crime|Drama|Thriller', 'Drama', 'Action|Adventure|Crime|Drama|Thriller', 'Action|Crime|Drama|Western', 'Drama', 'Drama|Sci-Fi|Thriller', 'Crime|Horror|Thriller', 'Action|Adventure|Sci-Fi|Thriller', 'Crime|Drama', 'Comedy|Crime|Drama|Thriller', 'Action|Adventure|Comedy|Sci-Fi', 'Comedy|Crime|Drama', 'Crime|Drama', 'Comedy|Horror', 'Drama|Thriller', 'Comedy|Drama', 'Action|Horror|Sci-Fi|IMAX', 'Comedy', 'Adventure|Comedy|Drama', 'Crime|Drama']</text:p>
          </table:table-cell>
          <table:table-cell office:value-type="float" office:value="14.449699640274" calcext:value-type="float">
            <text:p>14.4496996402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AVERAGE([.E$1:.E$1048576])" office:value-type="float" office:value="0.457040579934296" calcext:value-type="float">
            <text:p>0.457040579934296</text:p>
          </table:table-cell>
          <table:table-cell table:number-columns-repeated="13"/>
        </table:table-row>
        <table:table-row table:style-name="ro1">
          <table:table-cell/>
          <table:table-cell table:formula="of:=STDEV([.E$1:.E$1048576])" office:value-type="float" office:value="0.47067078819902" calcext:value-type="float">
            <text:p>0.4706707881990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1T15:50:08.637310972</dc:date>
    <meta:editing-duration>PT1M3S</meta:editing-duration>
    <meta:editing-cycles>1</meta:editing-cycles>
    <meta:document-statistic meta:table-count="1" meta:cell-count="767" meta:object-count="0"/>
    <meta:generator>LibreOffice/6.0.7.3$Linux_X86_64 LibreOffice_project/00m0$Build-3</meta:generator>
  </office:meta>
</office:document-meta>
</file>